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0.44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57.34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46.54pt"/>
    </style:style>
    <style:style style:name="co8" style:family="table-column">
      <style:table-column-properties fo:break-before="auto" style:column-width="39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21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2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RTOP_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grtopS_21_1</text:p>
          </table:table-cell>
          <table:table-cell office:value-type="float" office:value="2754.62" calcext:value-type="float">
            <text:p>2754.620</text:p>
          </table:table-cell>
          <table:table-cell office:value-type="float" office:value="3613.37" calcext:value-type="float">
            <text:p>3613.370</text:p>
          </table:table-cell>
          <table:table-cell office:value-type="float" office:value="1.07524" calcext:value-type="float">
            <text:p>1.075</text:p>
          </table:table-cell>
          <table:table-cell office:value-type="float" office:value="8.21305" calcext:value-type="float">
            <text:p>8.213</text:p>
          </table:table-cell>
          <table:table-cell office:value-type="float" office:value="14.0542" calcext:value-type="float">
            <text:p>14.054</text:p>
          </table:table-cell>
          <table:table-cell office:value-type="float" office:value="18.4355" calcext:value-type="float">
            <text:p>18.436</text:p>
          </table:table-cell>
          <table:table-cell office:value-type="float" office:value="8.22124" calcext:value-type="float">
            <text:p>8.221</text:p>
          </table:table-cell>
          <table:table-cell office:value-type="float" office:value="1.02251" calcext:value-type="float">
            <text:p>1.0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21_2</text:p>
          </table:table-cell>
          <table:table-cell office:value-type="float" office:value="1367.92" calcext:value-type="float">
            <text:p>1367.920</text:p>
          </table:table-cell>
          <table:table-cell office:value-type="float" office:value="110182" calcext:value-type="float">
            <text:p>110182.000</text:p>
          </table:table-cell>
          <table:table-cell office:value-type="float" office:value="277.813" calcext:value-type="float">
            <text:p>277.813</text:p>
          </table:table-cell>
          <table:table-cell office:value-type="float" office:value="12.326" calcext:value-type="float">
            <text:p>12.326</text:p>
          </table:table-cell>
          <table:table-cell office:value-type="float" office:value="6.97919" calcext:value-type="float">
            <text:p>6.979</text:p>
          </table:table-cell>
          <table:table-cell office:value-type="float" office:value="562.154" calcext:value-type="float">
            <text:p>562.154</text:p>
          </table:table-cell>
          <table:table-cell office:value-type="float" office:value="7.1415" calcext:value-type="float">
            <text:p>7.142</text:p>
          </table:table-cell>
          <table:table-cell office:value-type="float" office:value="0.959421" calcext:value-type="float">
            <text:p>0.9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21_3</text:p>
          </table:table-cell>
          <table:table-cell office:value-type="float" office:value="4077.24" calcext:value-type="float">
            <text:p>4077.240</text:p>
          </table:table-cell>
          <table:table-cell office:value-type="float" office:value="146695" calcext:value-type="float">
            <text:p>146695.000</text:p>
          </table:table-cell>
          <table:table-cell office:value-type="float" office:value="2.45009" calcext:value-type="float">
            <text:p>2.450</text:p>
          </table:table-cell>
          <table:table-cell office:value-type="float" office:value="14.8473" calcext:value-type="float">
            <text:p>14.847</text:p>
          </table:table-cell>
          <table:table-cell office:value-type="float" office:value="20.8023" calcext:value-type="float">
            <text:p>20.802</text:p>
          </table:table-cell>
          <table:table-cell office:value-type="float" office:value="748.446" calcext:value-type="float">
            <text:p>748.446</text:p>
          </table:table-cell>
          <table:table-cell office:value-type="float" office:value="12.3093" calcext:value-type="float">
            <text:p>12.309</text:p>
          </table:table-cell>
          <table:table-cell office:value-type="float" office:value="0.8792" calcext:value-type="float">
            <text:p>0.8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21_4</text:p>
          </table:table-cell>
          <table:table-cell office:value-type="float" office:value="149.425" calcext:value-type="float">
            <text:p>149.425</text:p>
          </table:table-cell>
          <table:table-cell office:value-type="float" office:value="93555.8" calcext:value-type="float">
            <text:p>93555.800</text:p>
          </table:table-cell>
          <table:table-cell office:value-type="float" office:value="259.234" calcext:value-type="float">
            <text:p>259.234</text:p>
          </table:table-cell>
          <table:table-cell office:value-type="float" office:value="1.20972" calcext:value-type="float">
            <text:p>1.210</text:p>
          </table:table-cell>
          <table:table-cell office:value-type="float" office:value="0.762373" calcext:value-type="float">
            <text:p>0.762</text:p>
          </table:table-cell>
          <table:table-cell office:value-type="float" office:value="477.326" calcext:value-type="float">
            <text:p>477.326</text:p>
          </table:table-cell>
          <table:table-cell office:value-type="float" office:value="7.43676" calcext:value-type="float">
            <text:p>7.437</text:p>
          </table:table-cell>
          <table:table-cell office:value-type="float" office:value="0.980799" calcext:value-type="float">
            <text:p>0.9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21_5</text:p>
          </table:table-cell>
          <table:table-cell office:value-type="float" office:value="3633.08" calcext:value-type="float">
            <text:p>3633.080</text:p>
          </table:table-cell>
          <table:table-cell office:value-type="float" office:value="146320" calcext:value-type="float">
            <text:p>146320.000</text:p>
          </table:table-cell>
          <table:table-cell office:value-type="float" office:value="3.08334" calcext:value-type="float">
            <text:p>3.083</text:p>
          </table:table-cell>
          <table:table-cell office:value-type="float" office:value="7.94701" calcext:value-type="float">
            <text:p>7.947</text:p>
          </table:table-cell>
          <table:table-cell office:value-type="float" office:value="18.5361" calcext:value-type="float">
            <text:p>18.536</text:p>
          </table:table-cell>
          <table:table-cell office:value-type="float" office:value="746.528" calcext:value-type="float">
            <text:p>746.528</text:p>
          </table:table-cell>
          <table:table-cell office:value-type="float" office:value="9.18708" calcext:value-type="float">
            <text:p>9.187</text:p>
          </table:table-cell>
          <table:table-cell office:value-type="float" office:value="1.08894" calcext:value-type="float">
            <text:p>1.0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22_1</text:p>
          </table:table-cell>
          <table:table-cell office:value-type="float" office:value="1764.54" calcext:value-type="float">
            <text:p>1764.540</text:p>
          </table:table-cell>
          <table:table-cell office:value-type="float" office:value="104890" calcext:value-type="float">
            <text:p>104890.000</text:p>
          </table:table-cell>
          <table:table-cell office:value-type="float" office:value="1.65971" calcext:value-type="float">
            <text:p>1.660</text:p>
          </table:table-cell>
          <table:table-cell office:value-type="float" office:value="9.67581" calcext:value-type="float">
            <text:p>9.676</text:p>
          </table:table-cell>
          <table:table-cell office:value-type="float" office:value="9.00276" calcext:value-type="float">
            <text:p>9.003</text:p>
          </table:table-cell>
          <table:table-cell office:value-type="float" office:value="535.153" calcext:value-type="float">
            <text:p>535.153</text:p>
          </table:table-cell>
          <table:table-cell office:value-type="float" office:value="9.14055" calcext:value-type="float">
            <text:p>9.141</text:p>
          </table:table-cell>
          <table:table-cell office:value-type="float" office:value="1.00691" calcext:value-type="float">
            <text:p>1.0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22_2</text:p>
          </table:table-cell>
          <table:table-cell office:value-type="float" office:value="2059.94" calcext:value-type="float">
            <text:p>2059.940</text:p>
          </table:table-cell>
          <table:table-cell office:value-type="float" office:value="113301" calcext:value-type="float">
            <text:p>113301.000</text:p>
          </table:table-cell>
          <table:table-cell office:value-type="float" office:value="0.422523" calcext:value-type="float">
            <text:p>0.423</text:p>
          </table:table-cell>
          <table:table-cell office:value-type="float" office:value="8.25367" calcext:value-type="float">
            <text:p>8.254</text:p>
          </table:table-cell>
          <table:table-cell office:value-type="float" office:value="10.5099" calcext:value-type="float">
            <text:p>10.510</text:p>
          </table:table-cell>
          <table:table-cell office:value-type="float" office:value="578.066" calcext:value-type="float">
            <text:p>578.066</text:p>
          </table:table-cell>
          <table:table-cell office:value-type="float" office:value="10.8836" calcext:value-type="float">
            <text:p>10.884</text:p>
          </table:table-cell>
          <table:table-cell office:value-type="float" office:value="1.05161" calcext:value-type="float">
            <text:p>1.052</text:p>
          </table:table-cell>
          <table:table-cell table:number-columns-repeated="2"/>
          <table:table-cell table:style-name="ce3" office:value-type="string" calcext:value-type="string" table:number-columns-spanned="2" table:number-rows-spanned="1">
            <text:p>Total flight time</text:p>
          </table:table-cell>
          <table:covered-table-cell/>
          <table:table-cell table:style-name="ce3" office:value-type="string" calcext:value-type="string" table:number-columns-spanned="2" table:number-rows-spanned="1">
            <text:p>Error</text:p>
          </table:table-cell>
          <table:covered-table-cell/>
          <table:table-cell table:style-name="ce3" office:value-type="string" calcext:value-type="string" table:number-columns-spanned="2" table:number-rows-spanned="1">
            <text:p>Avg. step size</text:p>
          </table:table-cell>
          <table:covered-table-cell/>
          <table:table-cell table:style-name="ce3" office:value-type="string" calcext:value-type="string" table:number-columns-spanned="2" table:number-rows-spanned="1">
            <text:p>CPU(s)</text:p>
          </table:table-cell>
          <table:covered-table-cell/>
        </table:table-row>
        <table:table-row table:style-name="ro1">
          <table:table-cell office:value-type="string" calcext:value-type="string">
            <text:p>grtopS_22_3</text:p>
          </table:table-cell>
          <table:table-cell office:value-type="float" office:value="2310.3" calcext:value-type="float">
            <text:p>2310.300</text:p>
          </table:table-cell>
          <table:table-cell office:value-type="float" office:value="101636" calcext:value-type="float">
            <text:p>101636.000</text:p>
          </table:table-cell>
          <table:table-cell office:value-type="float" office:value="239.259" calcext:value-type="float">
            <text:p>239.259</text:p>
          </table:table-cell>
          <table:table-cell office:value-type="float" office:value="0.912808" calcext:value-type="float">
            <text:p>0.913</text:p>
          </table:table-cell>
          <table:table-cell office:value-type="float" office:value="11.7873" calcext:value-type="float">
            <text:p>11.787</text:p>
          </table:table-cell>
          <table:table-cell office:value-type="float" office:value="518.551" calcext:value-type="float">
            <text:p>518.551</text:p>
          </table:table-cell>
          <table:table-cell office:value-type="float" office:value="7.59087" calcext:value-type="float">
            <text:p>7.591</text:p>
          </table:table-cell>
          <table:table-cell office:value-type="float" office:value="1.05107" calcext:value-type="float">
            <text:p>1.051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WORHP</text:p>
          </table:table-cell>
          <table:table-cell office:value-type="string" calcext:value-type="string">
            <text:p>IPOPT</text:p>
          </table:table-cell>
          <table:table-cell office:value-type="string" calcext:value-type="string">
            <text:p>WORHP</text:p>
          </table:table-cell>
          <table:table-cell office:value-type="string" calcext:value-type="string">
            <text:p>IPOPT</text:p>
          </table:table-cell>
          <table:table-cell office:value-type="string" calcext:value-type="string">
            <text:p>WORHP</text:p>
          </table:table-cell>
          <table:table-cell office:value-type="string" calcext:value-type="string">
            <text:p>IPOPT</text:p>
          </table:table-cell>
          <table:table-cell office:value-type="string" calcext:value-type="string">
            <text:p>WORHP</text:p>
          </table:table-cell>
          <table:table-cell office:value-type="string" calcext:value-type="string">
            <text:p>IPOPT</text:p>
          </table:table-cell>
        </table:table-row>
        <table:table-row table:style-name="ro1">
          <table:table-cell office:value-type="string" calcext:value-type="string">
            <text:p>grtopS_22_4</text:p>
          </table:table-cell>
          <table:table-cell office:value-type="float" office:value="179.62" calcext:value-type="float">
            <text:p>179.620</text:p>
          </table:table-cell>
          <table:table-cell office:value-type="float" office:value="1772.55" calcext:value-type="float">
            <text:p>1772.550</text:p>
          </table:table-cell>
          <table:table-cell office:value-type="float" office:value="400.295" calcext:value-type="float">
            <text:p>400.295</text:p>
          </table:table-cell>
          <table:table-cell office:value-type="float" office:value="1.59948" calcext:value-type="float">
            <text:p>1.599</text:p>
          </table:table-cell>
          <table:table-cell office:value-type="float" office:value="0.91643" calcext:value-type="float">
            <text:p>0.916</text:p>
          </table:table-cell>
          <table:table-cell office:value-type="float" office:value="9.04361" calcext:value-type="float">
            <text:p>9.044</text:p>
          </table:table-cell>
          <table:table-cell office:value-type="float" office:value="4.30684" calcext:value-type="float">
            <text:p>4.307</text:p>
          </table:table-cell>
          <table:table-cell office:value-type="float" office:value="2.119" calcext:value-type="float">
            <text:p>2.119</text:p>
          </table:table-cell>
          <table:table-cell/>
          <table:table-cell office:value-type="string" calcext:value-type="string">
            <text:p>GRTOP-S2</text:p>
          </table:table-cell>
          <table:table-cell table:style-name="ce4" table:formula="of:=AVERAGEIF([.B1:.B10];&quot;&lt;1E10&quot;)" office:value-type="float" office:value="1936.9585" calcext:value-type="float">
            <text:p>1936.959</text:p>
          </table:table-cell>
          <table:table-cell table:style-name="ce2" table:formula="of:=AVERAGEIF([.C1:.C10];&quot;&lt;1E10&quot;)" office:value-type="float" office:value="92647.872" calcext:value-type="float">
            <text:p>92647.872</text:p>
          </table:table-cell>
          <table:table-cell table:style-name="ce2" table:formula="of:=AVERAGEIF([.D1:.D10];&quot;&lt;1E10&quot;)" office:value-type="float" office:value="118.6188283" calcext:value-type="float">
            <text:p>118.619</text:p>
          </table:table-cell>
          <table:table-cell table:style-name="ce4" table:formula="of:=AVERAGEIF([.E1:.E10];&quot;&lt;1E10&quot;)" office:value-type="float" office:value="6.6331738" calcext:value-type="float">
            <text:p>6.633</text:p>
          </table:table-cell>
          <table:table-cell table:style-name="ce4" table:formula="of:=AVERAGEIF([.F1:.F10];&quot;&lt;1E10&quot;)" office:value-type="float" office:value="9.8824533" calcext:value-type="float">
            <text:p>9.882</text:p>
          </table:table-cell>
          <table:table-cell table:style-name="ce2" table:formula="of:=AVERAGEIF([.G1:.G10];&quot;&lt;1E10&quot;)" office:value-type="float" office:value="472.693211" calcext:value-type="float">
            <text:p>472.693</text:p>
          </table:table-cell>
          <table:table-cell table:style-name="ce2" table:formula="of:=AVERAGEIF([.H1:.H10];&quot;&lt;1E10&quot;)" office:value-type="float" office:value="8.629234" calcext:value-type="float">
            <text:p>8.629</text:p>
          </table:table-cell>
          <table:table-cell table:style-name="ce4" table:formula="of:=AVERAGEIF([.I1:.I10];&quot;&lt;1E10&quot;)" office:value-type="float" office:value="1.178031" calcext:value-type="float">
            <text:p>1.178</text:p>
          </table:table-cell>
        </table:table-row>
        <table:table-row table:style-name="ro1">
          <table:table-cell office:value-type="string" calcext:value-type="string">
            <text:p>grtopS_22_5</text:p>
          </table:table-cell>
          <table:table-cell office:value-type="float" office:value="1072.9" calcext:value-type="float">
            <text:p>1072.900</text:p>
          </table:table-cell>
          <table:table-cell office:value-type="float" office:value="104513" calcext:value-type="float">
            <text:p>104513.000</text:p>
          </table:table-cell>
          <table:table-cell office:value-type="float" office:value="0.89638" calcext:value-type="float">
            <text:p>0.896</text:p>
          </table:table-cell>
          <table:table-cell office:value-type="float" office:value="1.34689" calcext:value-type="float">
            <text:p>1.347</text:p>
          </table:table-cell>
          <table:table-cell office:value-type="float" office:value="5.47398" calcext:value-type="float">
            <text:p>5.474</text:p>
          </table:table-cell>
          <table:table-cell office:value-type="float" office:value="533.229" calcext:value-type="float">
            <text:p>533.229</text:p>
          </table:table-cell>
          <table:table-cell office:value-type="float" office:value="10.0746" calcext:value-type="float">
            <text:p>10.075</text:p>
          </table:table-cell>
          <table:table-cell office:value-type="float" office:value="1.62085" calcext:value-type="float">
            <text:p>1.621</text:p>
          </table:table-cell>
          <table:table-cell/>
          <table:table-cell office:value-type="string" calcext:value-type="string">
            <text:p>GRTOP-S3</text:p>
          </table:table-cell>
          <table:table-cell table:style-name="ce4" table:formula="of:=AVERAGEIF([.B11:.B20];&quot;&lt;1E10&quot;)" office:value-type="float" office:value="2106.759" calcext:value-type="float">
            <text:p>2106.759</text:p>
          </table:table-cell>
          <table:table-cell table:style-name="ce2" table:formula="of:=AVERAGEIF([.C11:.C20];&quot;&lt;1E10&quot;)" office:value-type="float" office:value="65777.674" calcext:value-type="float">
            <text:p>65777.674</text:p>
          </table:table-cell>
          <table:table-cell table:style-name="ce2" table:formula="of:=AVERAGEIF([.D11:.D20];&quot;&lt;1E10&quot;)" office:value-type="float" office:value="29.1882623" calcext:value-type="float">
            <text:p>29.188</text:p>
          </table:table-cell>
          <table:table-cell table:style-name="ce4" table:formula="of:=AVERAGEIF([.E11:.E20];&quot;&lt;1E10&quot;)" office:value-type="float" office:value="8.75501125" calcext:value-type="float">
            <text:p>8.755</text:p>
          </table:table-cell>
          <table:table-cell table:style-name="ce4" table:formula="of:=AVERAGEIF([.F11:.F20];&quot;&lt;1E10&quot;)" office:value-type="float" office:value="8.599029" calcext:value-type="float">
            <text:p>8.599</text:p>
          </table:table-cell>
          <table:table-cell table:style-name="ce2" table:formula="of:=AVERAGEIF([.G11:.G20];&quot;&lt;1E10&quot;)" office:value-type="float" office:value="294.738415" calcext:value-type="float">
            <text:p>294.738</text:p>
          </table:table-cell>
          <table:table-cell table:style-name="ce2" table:formula="of:=AVERAGEIF([.H11:.H20];&quot;&lt;1E10&quot;)" office:value-type="float" office:value="14.824439" calcext:value-type="float">
            <text:p>14.824</text:p>
          </table:table-cell>
          <table:table-cell table:style-name="ce4" table:formula="of:=AVERAGEIF([.I11:.I20];&quot;&lt;1E10&quot;)" office:value-type="float" office:value="1.643741" calcext:value-type="float">
            <text:p>1.644</text:p>
          </table:table-cell>
        </table:table-row>
        <table:table-row table:style-name="ro1">
          <table:table-cell office:value-type="string" calcext:value-type="string">
            <text:p>grtopS_31_1</text:p>
          </table:table-cell>
          <table:table-cell office:value-type="float" office:value="2229.01" calcext:value-type="float">
            <text:p>2229.010</text:p>
          </table:table-cell>
          <table:table-cell office:value-type="float" office:value="120426" calcext:value-type="float">
            <text:p>120426.000</text:p>
          </table:table-cell>
          <table:table-cell office:value-type="float" office:value="1.42706" calcext:value-type="float">
            <text:p>1.427</text:p>
          </table:table-cell>
          <table:table-cell office:value-type="float" office:value="18.5347" calcext:value-type="float">
            <text:p>18.535</text:p>
          </table:table-cell>
          <table:table-cell office:value-type="float" office:value="9.098" calcext:value-type="float">
            <text:p>9.098</text:p>
          </table:table-cell>
          <table:table-cell office:value-type="float" office:value="491.533" calcext:value-type="float">
            <text:p>491.533</text:p>
          </table:table-cell>
          <table:table-cell office:value-type="float" office:value="13.0858" calcext:value-type="float">
            <text:p>13.086</text:p>
          </table:table-cell>
          <table:table-cell office:value-type="float" office:value="1.11666" calcext:value-type="float">
            <text:p>1.117</text:p>
          </table:table-cell>
          <table:table-cell/>
          <table:table-cell office:value-type="string" calcext:value-type="string">
            <text:p>GRTOP-S4</text:p>
          </table:table-cell>
          <table:table-cell table:style-name="ce4" table:formula="of:=AVERAGEIF([.B21:.B30];&quot;&lt;1E10&quot;)" office:value-type="float" office:value="1673.5041" calcext:value-type="float">
            <text:p>1673.504</text:p>
          </table:table-cell>
          <table:table-cell table:style-name="ce2" table:formula="of:=AVERAGEIF([.C21:.C30];&quot;&lt;1E10&quot;)" office:value-type="float" office:value="65013.4444" calcext:value-type="float">
            <text:p>65013.444</text:p>
          </table:table-cell>
          <table:table-cell table:style-name="ce2" table:formula="of:=AVERAGEIF([.D21:.D30];&quot;&lt;1E10&quot;)" office:value-type="float" office:value="144.187534" calcext:value-type="float">
            <text:p>144.188</text:p>
          </table:table-cell>
          <table:table-cell table:style-name="ce4" table:formula="of:=AVERAGEIF([.E21:.E30];&quot;&lt;1E10&quot;)" office:value-type="float" office:value="4.022369" calcext:value-type="float">
            <text:p>4.022</text:p>
          </table:table-cell>
          <table:table-cell table:style-name="ce4" table:formula="of:=AVERAGEIF([.F21:.F30];&quot;&lt;1E10&quot;)" office:value-type="float" office:value="5.6921898" calcext:value-type="float">
            <text:p>5.692</text:p>
          </table:table-cell>
          <table:table-cell table:style-name="ce2" table:formula="of:=AVERAGEIF([.G21:.G30];&quot;&lt;1E10&quot;)" office:value-type="float" office:value="221.1343069" calcext:value-type="float">
            <text:p>221.134</text:p>
          </table:table-cell>
          <table:table-cell table:style-name="ce2" table:formula="of:=AVERAGEIF([.H21:.H30];&quot;&lt;1E10&quot;)" office:value-type="float" office:value="18.932146" calcext:value-type="float">
            <text:p>18.932</text:p>
          </table:table-cell>
          <table:table-cell table:style-name="ce4" table:formula="of:=AVERAGEIF([.I21:.I30];&quot;&lt;1E10&quot;)" office:value-type="float" office:value="1.914619" calcext:value-type="float">
            <text:p>1.915</text:p>
          </table:table-cell>
        </table:table-row>
        <table:table-row table:style-name="ro1">
          <table:table-cell office:value-type="string" calcext:value-type="string">
            <text:p>grtopS_31_2</text:p>
          </table:table-cell>
          <table:table-cell office:value-type="float" office:value="2827.68" calcext:value-type="float">
            <text:p>2827.680</text:p>
          </table:table-cell>
          <table:table-cell office:value-type="float" office:value="1.14366E+243" calcext:value-type="float">
            <text:p>1143660000000000000000000000000000000000000000000000000000000000000000000000000000000000000000000000000000000000000000000000000000000000000000000000000000000000000000000000000000000000000000000000000000000000000000000000000000000000000000000000.000</text:p>
          </table:table-cell>
          <table:table-cell office:value-type="float" office:value="1.79658" calcext:value-type="float">
            <text:p>1.797</text:p>
          </table:table-cell>
          <table:table-cell office:value-type="float" office:value="1.46965" calcext:value-type="float">
            <text:p>1.470</text:p>
          </table:table-cell>
          <table:table-cell office:value-type="float" office:value="11.5416" calcext:value-type="float">
            <text:p>11.542</text:p>
          </table:table-cell>
          <table:table-cell office:value-type="float" office:value="2.2128E+199" calcext:value-type="float">
            <text:p>22128000000000000000000000000000000000000000000000000000000000000000000000000000000000000000000000000000000000000000000000000000000000000000000000000000000000000000000000000000000000000000000000000000.000</text:p>
          </table:table-cell>
          <table:table-cell office:value-type="float" office:value="11.9234" calcext:value-type="float">
            <text:p>11.923</text:p>
          </table:table-cell>
          <table:table-cell office:value-type="float" office:value="1.474" calcext:value-type="float">
            <text:p>1.474</text:p>
          </table:table-cell>
          <table:table-cell/>
          <table:table-cell office:value-type="string" calcext:value-type="string">
            <text:p>GRTOP-S5</text:p>
          </table:table-cell>
          <table:table-cell table:style-name="ce4" table:formula="of:=AVERAGEIF([.B31:.B40];&quot;&lt;1E10&quot;)" office:value-type="float" office:value="2191.265" calcext:value-type="float">
            <text:p>2191.265</text:p>
          </table:table-cell>
          <table:table-cell table:style-name="ce2" table:formula="of:=AVERAGEIF([.C31:.C40];&quot;&lt;1E10&quot;)" office:value-type="float" office:value="44070.7986" calcext:value-type="float">
            <text:p>44070.799</text:p>
          </table:table-cell>
          <table:table-cell table:style-name="ce2" table:formula="of:=AVERAGEIF([.D31:.D40];&quot;&lt;1E10&quot;)" office:value-type="float" office:value="120.7318926" calcext:value-type="float">
            <text:p>120.732</text:p>
          </table:table-cell>
          <table:table-cell table:style-name="ce4" table:formula="of:=AVERAGEIF([.E31:.E40];&quot;&lt;1E10&quot;)" office:value-type="float" office:value="9.692" calcext:value-type="float">
            <text:p>9.692</text:p>
          </table:table-cell>
          <table:table-cell table:style-name="ce4" table:formula="of:=AVERAGEIF([.F31:.F40];&quot;&lt;1E10&quot;)" office:value-type="float" office:value="6.388525" calcext:value-type="float">
            <text:p>6.389</text:p>
          </table:table-cell>
          <table:table-cell table:style-name="ce2" table:formula="of:=AVERAGEIF([.G31:.G40];&quot;&lt;1E10&quot;)" office:value-type="float" office:value="128.486426" calcext:value-type="float">
            <text:p>128.486</text:p>
          </table:table-cell>
          <table:table-cell table:style-name="ce2" table:formula="of:=AVERAGEIF([.H31:.H40];&quot;&lt;1E10&quot;)" office:value-type="float" office:value="20.06079" calcext:value-type="float">
            <text:p>20.061</text:p>
          </table:table-cell>
          <table:table-cell table:style-name="ce4" table:formula="of:=AVERAGEIF([.I31:.I40];&quot;&lt;1E10&quot;)" office:value-type="float" office:value="2.070383" calcext:value-type="float">
            <text:p>2.070</text:p>
          </table:table-cell>
        </table:table-row>
        <table:table-row table:style-name="ro1">
          <table:table-cell office:value-type="string" calcext:value-type="string">
            <text:p>grtopS_31_3</text:p>
          </table:table-cell>
          <table:table-cell office:value-type="float" office:value="1131.38" calcext:value-type="float">
            <text:p>1131.380</text:p>
          </table:table-cell>
          <table:table-cell office:value-type="float" office:value="1.78442E+161" calcext:value-type="float">
            <text:p>178442000000000000000000000000000000000000000000000000000000000000000000000000000000000000000000000000000000000000000000000000000000000000000000000000000000000000.000</text:p>
          </table:table-cell>
          <table:table-cell office:value-type="float" office:value="0.603233" calcext:value-type="float">
            <text:p>0.603</text:p>
          </table:table-cell>
          <table:table-cell office:value-type="float" office:value="3.43915" calcext:value-type="float">
            <text:p>3.439</text:p>
          </table:table-cell>
          <table:table-cell office:value-type="float" office:value="4.61789" calcext:value-type="float">
            <text:p>4.618</text:p>
          </table:table-cell>
          <table:table-cell office:value-type="float" office:value="2.28857E+242" calcext:value-type="float">
            <text:p>228857000000000000000000000000000000000000000000000000000000000000000000000000000000000000000000000000000000000000000000000000000000000000000000000000000000000000000000000000000000000000000000000000000000000000000000000000000000000000000000000.000</text:p>
          </table:table-cell>
          <table:table-cell office:value-type="float" office:value="11.6051" calcext:value-type="float">
            <text:p>11.605</text:p>
          </table:table-cell>
          <table:table-cell office:value-type="float" office:value="1.46219" calcext:value-type="float">
            <text:p>1.462</text:p>
          </table:table-cell>
          <table:table-cell/>
          <table:table-cell office:value-type="string" calcext:value-type="string">
            <text:p>GRTOP-S6</text:p>
          </table:table-cell>
          <table:table-cell table:style-name="ce4" table:formula="of:=AVERAGEIF([.B41:.B50];&quot;&lt;1E10&quot;)" office:value-type="float" office:value="2115.1619" calcext:value-type="float">
            <text:p>2115.162</text:p>
          </table:table-cell>
          <table:table-cell table:style-name="ce2" table:formula="of:=AVERAGEIF([.C41:.C50];&quot;&lt;1E10&quot;)" office:value-type="float" office:value="63765.786" calcext:value-type="float">
            <text:p>63765.786</text:p>
          </table:table-cell>
          <table:table-cell table:style-name="ce2" table:formula="of:=AVERAGEIF([.D41:.D50];&quot;&lt;1E10&quot;)" office:value-type="float" office:value="232.6424821" calcext:value-type="float">
            <text:p>232.642</text:p>
          </table:table-cell>
          <table:table-cell table:style-name="ce4" table:formula="of:=AVERAGEIF([.E41:.E50];&quot;&lt;1E10&quot;)" office:value-type="float" office:value="11.073871" calcext:value-type="float">
            <text:p>11.074</text:p>
          </table:table-cell>
          <table:table-cell table:style-name="ce4" table:formula="of:=AVERAGEIF([.F41:.F50];&quot;&lt;1E10&quot;)" office:value-type="float" office:value="5.395822" calcext:value-type="float">
            <text:p>5.396</text:p>
          </table:table-cell>
          <table:table-cell table:style-name="ce2" table:formula="of:=AVERAGEIF([.G41:.G50];&quot;&lt;1E10&quot;)" office:value-type="float" office:value="162.667861" calcext:value-type="float">
            <text:p>162.668</text:p>
          </table:table-cell>
          <table:table-cell table:style-name="ce2" table:formula="of:=AVERAGEIF([.H41:.H50];&quot;&lt;1E10&quot;)" office:value-type="float" office:value="25.91748" calcext:value-type="float">
            <text:p>25.917</text:p>
          </table:table-cell>
          <table:table-cell table:style-name="ce4" table:formula="of:=AVERAGEIF([.I41:.I50];&quot;&lt;1E10&quot;)" office:value-type="float" office:value="2.557746" calcext:value-type="float">
            <text:p>2.558</text:p>
          </table:table-cell>
        </table:table-row>
        <table:table-row table:style-name="ro1">
          <table:table-cell office:value-type="string" calcext:value-type="string">
            <text:p>grtopS_31_4</text:p>
          </table:table-cell>
          <table:table-cell office:value-type="float" office:value="2342.57" calcext:value-type="float">
            <text:p>2342.570</text:p>
          </table:table-cell>
          <table:table-cell office:value-type="float" office:value="93176.1" calcext:value-type="float">
            <text:p>93176.100</text:p>
          </table:table-cell>
          <table:table-cell office:value-type="float" office:value="0.23218" calcext:value-type="float">
            <text:p>0.232</text:p>
          </table:table-cell>
          <table:table-cell office:value-type="float" office:value="8.58517" calcext:value-type="float">
            <text:p>8.585</text:p>
          </table:table-cell>
          <table:table-cell office:value-type="float" office:value="9.56149" calcext:value-type="float">
            <text:p>9.561</text:p>
          </table:table-cell>
          <table:table-cell office:value-type="float" office:value="380.311" calcext:value-type="float">
            <text:p>380.311</text:p>
          </table:table-cell>
          <table:table-cell office:value-type="float" office:value="8.04806" calcext:value-type="float">
            <text:p>8.048</text:p>
          </table:table-cell>
          <table:table-cell office:value-type="float" office:value="1.17877" calcext:value-type="float">
            <text:p>1.179</text:p>
          </table:table-cell>
          <table:table-cell/>
          <table:table-cell office:value-type="string" calcext:value-type="string">
            <text:p>GRTOP-S7</text:p>
          </table:table-cell>
          <table:table-cell table:style-name="ce4" table:formula="of:=AVERAGEIF([.B51:.B60];&quot;&lt;1E10&quot;)" office:value-type="float" office:value="2339.074" calcext:value-type="float">
            <text:p>2339.074</text:p>
          </table:table-cell>
          <table:table-cell table:style-name="ce2" table:formula="of:=AVERAGEIF([.C51:.C60];&quot;&lt;1E10&quot;)" office:value-type="float" office:value="71044.6088888889" calcext:value-type="float">
            <text:p>71044.609</text:p>
          </table:table-cell>
          <table:table-cell table:style-name="ce2" table:formula="of:=AVERAGEIF([.D51:.D60];&quot;&lt;1E10&quot;)" office:value-type="float" office:value="45.1760107" calcext:value-type="float">
            <text:p>45.176</text:p>
          </table:table-cell>
          <table:table-cell table:style-name="ce4" table:formula="of:=AVERAGEIF([.E51:.E60];&quot;&lt;1E10&quot;)" office:value-type="float" office:value="12.4055922222222" calcext:value-type="float">
            <text:p>12.406</text:p>
          </table:table-cell>
          <table:table-cell table:style-name="ce4" table:formula="of:=AVERAGEIF([.F51:.F60];&quot;&lt;1E10&quot;)" office:value-type="float" office:value="5.304022" calcext:value-type="float">
            <text:p>5.304</text:p>
          </table:table-cell>
          <table:table-cell table:style-name="ce2" table:formula="of:=AVERAGEIF([.G51:.G60];&quot;&lt;1E10&quot;)" office:value-type="float" office:value="153.9147025" calcext:value-type="float">
            <text:p>153.915</text:p>
          </table:table-cell>
          <table:table-cell table:style-name="ce2" table:formula="of:=AVERAGEIF([.H51:.H60];&quot;&lt;1E10&quot;)" office:value-type="float" office:value="40.8972" calcext:value-type="float">
            <text:p>40.897</text:p>
          </table:table-cell>
          <table:table-cell table:style-name="ce4" table:formula="of:=AVERAGEIF([.I51:.I60];&quot;&lt;1E10&quot;)" office:value-type="float" office:value="2.941923" calcext:value-type="float">
            <text:p>2.942</text:p>
          </table:table-cell>
        </table:table-row>
        <table:table-row table:style-name="ro1">
          <table:table-cell office:value-type="string" calcext:value-type="string">
            <text:p>grtopS_31_5</text:p>
          </table:table-cell>
          <table:table-cell office:value-type="float" office:value="1967.19" calcext:value-type="float">
            <text:p>1967.190</text:p>
          </table:table-cell>
          <table:table-cell office:value-type="float" office:value="4.39302E+198" calcext:value-type="float">
            <text:p>4393020000000000000000000000000000000000000000000000000000000000000000000000000000000000000000000000000000000000000000000000000000000000000000000000000000000000000000000000000000000000000000000000000.000</text:p>
          </table:table-cell>
          <table:table-cell office:value-type="float" office:value="3.06996" calcext:value-type="float">
            <text:p>3.070</text:p>
          </table:table-cell>
          <table:table-cell office:value-type="float" office:value="2.52987E+179" calcext:value-type="float">
            <text:p>252987000000000000000000000000000000000000000000000000000000000000000000000000000000000000000000000000000000000000000000000000000000000000000000000000000000000000000000000000000000.000</text:p>
          </table:table-cell>
          <table:table-cell office:value-type="float" office:value="8.02937" calcext:value-type="float">
            <text:p>8.029</text:p>
          </table:table-cell>
          <table:table-cell office:value-type="float" office:value="6.06974E+179" calcext:value-type="float">
            <text:p>606974000000000000000000000000000000000000000000000000000000000000000000000000000000000000000000000000000000000000000000000000000000000000000000000000000000000000000000000000000000.000</text:p>
          </table:table-cell>
          <table:table-cell office:value-type="float" office:value="9.58313" calcext:value-type="float">
            <text:p>9.583</text:p>
          </table:table-cell>
          <table:table-cell office:value-type="float" office:value="2.3999" calcext:value-type="float">
            <text:p>2.400</text:p>
          </table:table-cell>
          <table:table-cell/>
          <table:table-cell office:value-type="string" calcext:value-type="string">
            <text:p>GRTOP-S8</text:p>
          </table:table-cell>
          <table:table-cell table:style-name="ce4" table:formula="of:=AVERAGEIF([.B61:.B70];&quot;&lt;1E10&quot;)" office:value-type="float" office:value="2231.1765" calcext:value-type="float">
            <text:p>2231.177</text:p>
          </table:table-cell>
          <table:table-cell table:style-name="ce2" table:formula="of:=AVERAGEIF([.C61:.C70];&quot;&lt;1E10&quot;)" office:value-type="float" office:value="87468.081" calcext:value-type="float">
            <text:p>87468.081</text:p>
          </table:table-cell>
          <table:table-cell table:style-name="ce2" table:formula="of:=AVERAGEIF([.D61:.D70];&quot;&lt;1E10&quot;)" office:value-type="float" office:value="98.542137" calcext:value-type="float">
            <text:p>98.542</text:p>
          </table:table-cell>
          <table:table-cell table:style-name="ce4" table:formula="of:=AVERAGEIF([.E61:.E70];&quot;&lt;1E10&quot;)" office:value-type="float" office:value="14.383001" calcext:value-type="float">
            <text:p>14.383</text:p>
          </table:table-cell>
          <table:table-cell table:style-name="ce4" table:formula="of:=AVERAGEIF([.F61:.F70];&quot;&lt;1E10&quot;)" office:value-type="float" office:value="4.5534217" calcext:value-type="float">
            <text:p>4.553</text:p>
          </table:table-cell>
          <table:table-cell table:style-name="ce2" table:formula="of:=AVERAGEIF([.G61:.G70];&quot;&lt;1E10&quot;)" office:value-type="float" office:value="178.506381" calcext:value-type="float">
            <text:p>178.506</text:p>
          </table:table-cell>
          <table:table-cell table:style-name="ce2" table:formula="of:=AVERAGEIF([.H61:.H70];&quot;&lt;1E10&quot;)" office:value-type="float" office:value="41.15351" calcext:value-type="float">
            <text:p>41.154</text:p>
          </table:table-cell>
          <table:table-cell table:style-name="ce4" table:formula="of:=AVERAGEIF([.I61:.I70];&quot;&lt;1E10&quot;)" office:value-type="float" office:value="3.089666" calcext:value-type="float">
            <text:p>3.090</text:p>
          </table:table-cell>
        </table:table-row>
        <table:table-row table:style-name="ro1">
          <table:table-cell office:value-type="string" calcext:value-type="string">
            <text:p>grtopS_32_1</text:p>
          </table:table-cell>
          <table:table-cell office:value-type="float" office:value="2926.65" calcext:value-type="float">
            <text:p>2926.650</text:p>
          </table:table-cell>
          <table:table-cell office:value-type="float" office:value="7.50045E+247" calcext:value-type="float">
            <text:p>75004500000000000000000000000000000000000000000000000000000000000000000000000000000000000000000000000000000000000000000000000000000000000000000000000000000000000000000000000000000000000000000000000000000000000000000000000000000000000000000000000000.000</text:p>
          </table:table-cell>
          <table:table-cell office:value-type="float" office:value="2.70954" calcext:value-type="float">
            <text:p>2.710</text:p>
          </table:table-cell>
          <table:table-cell office:value-type="float" office:value="5.14631" calcext:value-type="float">
            <text:p>5.146</text:p>
          </table:table-cell>
          <table:table-cell office:value-type="float" office:value="11.9455" calcext:value-type="float">
            <text:p>11.946</text:p>
          </table:table-cell>
          <table:table-cell office:value-type="float" office:value="426.028" calcext:value-type="float">
            <text:p>426.028</text:p>
          </table:table-cell>
          <table:table-cell office:value-type="float" office:value="20.5899" calcext:value-type="float">
            <text:p>20.590</text:p>
          </table:table-cell>
          <table:table-cell office:value-type="float" office:value="1.92188" calcext:value-type="float">
            <text:p>1.922</text:p>
          </table:table-cell>
          <table:table-cell/>
          <table:table-cell office:value-type="string" calcext:value-type="string">
            <text:p>GRTOP-S9</text:p>
          </table:table-cell>
          <table:table-cell table:style-name="ce4" table:formula="of:=AVERAGEIF([.B71:.B80];&quot;&lt;1E10&quot;)" office:value-type="float" office:value="1974.638" calcext:value-type="float">
            <text:p>1974.638</text:p>
          </table:table-cell>
          <table:table-cell table:style-name="ce2" table:formula="of:=AVERAGEIF([.C71:.C80];&quot;&lt;1E10&quot;)" office:value-type="float" office:value="78719.076" calcext:value-type="float">
            <text:p>78719.076</text:p>
          </table:table-cell>
          <table:table-cell table:style-name="ce2" table:formula="of:=AVERAGEIF([.D71:.D80];&quot;&lt;1E10&quot;)" office:value-type="float" office:value="236.229069" calcext:value-type="float">
            <text:p>236.229</text:p>
          </table:table-cell>
          <table:table-cell table:style-name="ce4" table:formula="of:=AVERAGEIF([.E71:.E80];&quot;&lt;1E10&quot;)" office:value-type="float" office:value="11.875556" calcext:value-type="float">
            <text:p>11.876</text:p>
          </table:table-cell>
          <table:table-cell table:style-name="ce4" table:formula="of:=AVERAGEIF([.F71:.F80];&quot;&lt;1E10&quot;)" office:value-type="float" office:value="3.663521" calcext:value-type="float">
            <text:p>3.664</text:p>
          </table:table-cell>
          <table:table-cell table:style-name="ce2" table:formula="of:=AVERAGEIF([.G71:.G80];&quot;&lt;1E10&quot;)" office:value-type="float" office:value="139.363061111111" calcext:value-type="float">
            <text:p>139.363</text:p>
          </table:table-cell>
          <table:table-cell table:style-name="ce2" table:formula="of:=AVERAGEIF([.H71:.H80];&quot;&lt;1E10&quot;)" office:value-type="float" office:value="84.87686" calcext:value-type="float">
            <text:p>84.877</text:p>
          </table:table-cell>
          <table:table-cell table:style-name="ce4" table:formula="of:=AVERAGEIF([.I71:.I80];&quot;&lt;1E10&quot;)" office:value-type="float" office:value="3.553698" calcext:value-type="float">
            <text:p>3.554</text:p>
          </table:table-cell>
        </table:table-row>
        <table:table-row table:style-name="ro1">
          <table:table-cell office:value-type="string" calcext:value-type="string">
            <text:p>grtopS_32_2</text:p>
          </table:table-cell>
          <table:table-cell office:value-type="float" office:value="2709.59" calcext:value-type="float">
            <text:p>2709.590</text:p>
          </table:table-cell>
          <table:table-cell office:value-type="float" office:value="1665.79" calcext:value-type="float">
            <text:p>1665.790</text:p>
          </table:table-cell>
          <table:table-cell office:value-type="float" office:value="8.72732" calcext:value-type="float">
            <text:p>8.727</text:p>
          </table:table-cell>
          <table:table-cell office:value-type="float" office:value="8.84477" calcext:value-type="float">
            <text:p>8.845</text:p>
          </table:table-cell>
          <table:table-cell office:value-type="float" office:value="11.0596" calcext:value-type="float">
            <text:p>11.060</text:p>
          </table:table-cell>
          <table:table-cell office:value-type="float" office:value="6.79916" calcext:value-type="float">
            <text:p>6.799</text:p>
          </table:table-cell>
          <table:table-cell office:value-type="float" office:value="22.883" calcext:value-type="float">
            <text:p>22.883</text:p>
          </table:table-cell>
          <table:table-cell office:value-type="float" office:value="1.97454" calcext:value-type="float">
            <text:p>1.975</text:p>
          </table:table-cell>
          <table:table-cell/>
          <table:table-cell office:value-type="string" calcext:value-type="string">
            <text:p>GRTOP-S10</text:p>
          </table:table-cell>
          <table:table-cell table:style-name="ce4" table:formula="of:=AVERAGEIF([.B81:.B90];&quot;&lt;1E10&quot;)" office:value-type="float" office:value="2573.9029" calcext:value-type="float">
            <text:p>2573.903</text:p>
          </table:table-cell>
          <table:table-cell table:style-name="ce2" table:formula="of:=AVERAGEIF([.C81:.C90];&quot;&lt;1E10&quot;)" office:value-type="float" office:value="76782.996" calcext:value-type="float">
            <text:p>76782.996</text:p>
          </table:table-cell>
          <table:table-cell table:style-name="ce2" table:formula="of:=AVERAGEIF([.D81:.D90];&quot;&lt;1E10&quot;)" office:value-type="float" office:value="250.965159" calcext:value-type="float">
            <text:p>250.965</text:p>
          </table:table-cell>
          <table:table-cell table:style-name="ce4" table:formula="of:=AVERAGEIF([.E81:.E90];&quot;&lt;1E10&quot;)" office:value-type="float" office:value="19.649644" calcext:value-type="float">
            <text:p>19.650</text:p>
          </table:table-cell>
          <table:table-cell table:style-name="ce4" table:formula="of:=AVERAGEIF([.F81:.F90];&quot;&lt;1E10&quot;)" office:value-type="float" office:value="4.3773881" calcext:value-type="float">
            <text:p>4.377</text:p>
          </table:table-cell>
          <table:table-cell table:style-name="ce2" table:formula="of:=AVERAGEIF([.G81:.G90];&quot;&lt;1E10&quot;)" office:value-type="float" office:value="130.583107" calcext:value-type="float">
            <text:p>130.583</text:p>
          </table:table-cell>
          <table:table-cell table:style-name="ce2" table:formula="of:=AVERAGEIF([.H81:.H90];&quot;&lt;1E10&quot;)" office:value-type="float" office:value="41.7281" calcext:value-type="float">
            <text:p>41.728</text:p>
          </table:table-cell>
          <table:table-cell table:style-name="ce4" table:formula="of:=AVERAGEIF([.I81:.I90];&quot;&lt;1E10&quot;)" office:value-type="float" office:value="4.061858" calcext:value-type="float">
            <text:p>4.062</text:p>
          </table:table-cell>
        </table:table-row>
        <table:table-row table:style-name="ro1">
          <table:table-cell office:value-type="string" calcext:value-type="string">
            <text:p>grtopS_32_3</text:p>
          </table:table-cell>
          <table:table-cell office:value-type="float" office:value="2505.24" calcext:value-type="float">
            <text:p>2505.240</text:p>
          </table:table-cell>
          <table:table-cell office:value-type="float" office:value="1793.48" calcext:value-type="float">
            <text:p>1793.480</text:p>
          </table:table-cell>
          <table:table-cell office:value-type="float" office:value="2.39156" calcext:value-type="float">
            <text:p>2.392</text:p>
          </table:table-cell>
          <table:table-cell office:value-type="float" office:value="8.84864" calcext:value-type="float">
            <text:p>8.849</text:p>
          </table:table-cell>
          <table:table-cell office:value-type="float" office:value="10.2255" calcext:value-type="float">
            <text:p>10.226</text:p>
          </table:table-cell>
          <table:table-cell office:value-type="float" office:value="7.32033" calcext:value-type="float">
            <text:p>7.320</text:p>
          </table:table-cell>
          <table:table-cell office:value-type="float" office:value="27.5579" calcext:value-type="float">
            <text:p>27.558</text:p>
          </table:table-cell>
          <table:table-cell office:value-type="float" office:value="1.92292" calcext:value-type="float">
            <text:p>1.9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32_4</text:p>
          </table:table-cell>
          <table:table-cell office:value-type="float" office:value="1170.04" calcext:value-type="float">
            <text:p>1170.040</text:p>
          </table:table-cell>
          <table:table-cell office:value-type="float" office:value="111827" calcext:value-type="float">
            <text:p>111827.000</text:p>
          </table:table-cell>
          <table:table-cell office:value-type="float" office:value="269.47" calcext:value-type="float">
            <text:p>269.470</text:p>
          </table:table-cell>
          <table:table-cell office:value-type="float" office:value="15.1717" calcext:value-type="float">
            <text:p>15.172</text:p>
          </table:table-cell>
          <table:table-cell office:value-type="float" office:value="4.77566" calcext:value-type="float">
            <text:p>4.776</text:p>
          </table:table-cell>
          <table:table-cell office:value-type="float" office:value="456.439" calcext:value-type="float">
            <text:p>456.439</text:p>
          </table:table-cell>
          <table:table-cell office:value-type="float" office:value="10.1509" calcext:value-type="float">
            <text:p>10.151</text:p>
          </table:table-cell>
          <table:table-cell office:value-type="float" office:value="1.54427" calcext:value-type="float">
            <text:p>1.5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32_5</text:p>
          </table:table-cell>
          <table:table-cell office:value-type="float" office:value="1258.24" calcext:value-type="float">
            <text:p>1258.240</text:p>
          </table:table-cell>
          <table:table-cell office:value-type="float" office:value="1.71387E+214" calcext:value-type="float">
            <text:p>17138700000000000000000000000000000000000000000000000000000000000000000000000000000000000000000000000000000000000000000000000000000000000000000000000000000000000000000000000000000000000000000000000000000000000000000.000</text:p>
          </table:table-cell>
          <table:table-cell office:value-type="float" office:value="1.45519" calcext:value-type="float">
            <text:p>1.455</text:p>
          </table:table-cell>
          <table:table-cell office:value-type="float" office:value="1.42239E+074" calcext:value-type="float">
            <text:p>142239000000000000000000000000000000000000000000000000000000000000000000000.000</text:p>
          </table:table-cell>
          <table:table-cell office:value-type="float" office:value="5.13568" calcext:value-type="float">
            <text:p>5.136</text:p>
          </table:table-cell>
          <table:table-cell office:value-type="float" office:value="2848730000000000" calcext:value-type="float">
            <text:p>2848730000000000.000</text:p>
          </table:table-cell>
          <table:table-cell office:value-type="float" office:value="12.8172" calcext:value-type="float">
            <text:p>12.817</text:p>
          </table:table-cell>
          <table:table-cell office:value-type="float" office:value="1.44228" calcext:value-type="float">
            <text:p>1.4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41_1</text:p>
          </table:table-cell>
          <table:table-cell office:value-type="float" office:value="2334.72" calcext:value-type="float">
            <text:p>2334.720</text:p>
          </table:table-cell>
          <table:table-cell office:value-type="float" office:value="2157.38" calcext:value-type="float">
            <text:p>2157.380</text:p>
          </table:table-cell>
          <table:table-cell office:value-type="float" office:value="2.04581" calcext:value-type="float">
            <text:p>2.046</text:p>
          </table:table-cell>
          <table:table-cell office:value-type="float" office:value="2.0731" calcext:value-type="float">
            <text:p>2.073</text:p>
          </table:table-cell>
          <table:table-cell office:value-type="float" office:value="7.94122" calcext:value-type="float">
            <text:p>7.941</text:p>
          </table:table-cell>
          <table:table-cell office:value-type="float" office:value="7.33804" calcext:value-type="float">
            <text:p>7.338</text:p>
          </table:table-cell>
          <table:table-cell office:value-type="float" office:value="19.6602" calcext:value-type="float">
            <text:p>19.660</text:p>
          </table:table-cell>
          <table:table-cell office:value-type="float" office:value="2.336" calcext:value-type="float">
            <text:p>2.3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41_2</text:p>
          </table:table-cell>
          <table:table-cell office:value-type="float" office:value="2731.13" calcext:value-type="float">
            <text:p>2731.130</text:p>
          </table:table-cell>
          <table:table-cell office:value-type="float" office:value="102228" calcext:value-type="float">
            <text:p>102228.000</text:p>
          </table:table-cell>
          <table:table-cell office:value-type="float" office:value="2.31362" calcext:value-type="float">
            <text:p>2.314</text:p>
          </table:table-cell>
          <table:table-cell office:value-type="float" office:value="2.82896" calcext:value-type="float">
            <text:p>2.829</text:p>
          </table:table-cell>
          <table:table-cell office:value-type="float" office:value="9.28954" calcext:value-type="float">
            <text:p>9.290</text:p>
          </table:table-cell>
          <table:table-cell office:value-type="float" office:value="347.713" calcext:value-type="float">
            <text:p>347.713</text:p>
          </table:table-cell>
          <table:table-cell office:value-type="float" office:value="30.3035" calcext:value-type="float">
            <text:p>30.304</text:p>
          </table:table-cell>
          <table:table-cell office:value-type="float" office:value="2.11409" calcext:value-type="float">
            <text:p>2.1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41_3</text:p>
          </table:table-cell>
          <table:table-cell office:value-type="float" office:value="2220.41" calcext:value-type="float">
            <text:p>2220.410</text:p>
          </table:table-cell>
          <table:table-cell office:value-type="float" office:value="119549" calcext:value-type="float">
            <text:p>119549.000</text:p>
          </table:table-cell>
          <table:table-cell office:value-type="float" office:value="3.29764" calcext:value-type="float">
            <text:p>3.298</text:p>
          </table:table-cell>
          <table:table-cell office:value-type="float" office:value="1.66292" calcext:value-type="float">
            <text:p>1.663</text:p>
          </table:table-cell>
          <table:table-cell office:value-type="float" office:value="7.5524" calcext:value-type="float">
            <text:p>7.552</text:p>
          </table:table-cell>
          <table:table-cell office:value-type="float" office:value="406.629" calcext:value-type="float">
            <text:p>406.629</text:p>
          </table:table-cell>
          <table:table-cell office:value-type="float" office:value="15.0062" calcext:value-type="float">
            <text:p>15.006</text:p>
          </table:table-cell>
          <table:table-cell office:value-type="float" office:value="1.59868" calcext:value-type="float">
            <text:p>1.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41_4</text:p>
          </table:table-cell>
          <table:table-cell office:value-type="float" office:value="129.258" calcext:value-type="float">
            <text:p>129.258</text:p>
          </table:table-cell>
          <table:table-cell office:value-type="float" office:value="117053" calcext:value-type="float">
            <text:p>117053.000</text:p>
          </table:table-cell>
          <table:table-cell office:value-type="float" office:value="671.181" calcext:value-type="float">
            <text:p>671.181</text:p>
          </table:table-cell>
          <table:table-cell office:value-type="float" office:value="1.10863" calcext:value-type="float">
            <text:p>1.109</text:p>
          </table:table-cell>
          <table:table-cell office:value-type="float" office:value="0.439652" calcext:value-type="float">
            <text:p>0.440</text:p>
          </table:table-cell>
          <table:table-cell office:value-type="float" office:value="398.141" calcext:value-type="float">
            <text:p>398.141</text:p>
          </table:table-cell>
          <table:table-cell office:value-type="float" office:value="9.47766" calcext:value-type="float">
            <text:p>9.478</text:p>
          </table:table-cell>
          <table:table-cell office:value-type="float" office:value="1.88486" calcext:value-type="float">
            <text:p>1.8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41_5</text:p>
          </table:table-cell>
          <table:table-cell office:value-type="float" office:value="191.143" calcext:value-type="float">
            <text:p>191.143</text:p>
          </table:table-cell>
          <table:table-cell office:value-type="float" office:value="283.554" calcext:value-type="float">
            <text:p>283.554</text:p>
          </table:table-cell>
          <table:table-cell office:value-type="float" office:value="205.85" calcext:value-type="float">
            <text:p>205.850</text:p>
          </table:table-cell>
          <table:table-cell office:value-type="float" office:value="2.26213" calcext:value-type="float">
            <text:p>2.262</text:p>
          </table:table-cell>
          <table:table-cell office:value-type="float" office:value="0.650146" calcext:value-type="float">
            <text:p>0.650</text:p>
          </table:table-cell>
          <table:table-cell office:value-type="float" office:value="0.964469" calcext:value-type="float">
            <text:p>0.964</text:p>
          </table:table-cell>
          <table:table-cell office:value-type="float" office:value="18.6507" calcext:value-type="float">
            <text:p>18.651</text:p>
          </table:table-cell>
          <table:table-cell office:value-type="float" office:value="2.16941" calcext:value-type="float">
            <text:p>2.1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42_1</text:p>
          </table:table-cell>
          <table:table-cell office:value-type="float" office:value="1535.52" calcext:value-type="float">
            <text:p>1535.520</text:p>
          </table:table-cell>
          <table:table-cell office:value-type="float" office:value="102546" calcext:value-type="float">
            <text:p>102546.000</text:p>
          </table:table-cell>
          <table:table-cell office:value-type="float" office:value="2.64402" calcext:value-type="float">
            <text:p>2.644</text:p>
          </table:table-cell>
          <table:table-cell office:value-type="float" office:value="9.52136" calcext:value-type="float">
            <text:p>9.521</text:p>
          </table:table-cell>
          <table:table-cell office:value-type="float" office:value="5.22287" calcext:value-type="float">
            <text:p>5.223</text:p>
          </table:table-cell>
          <table:table-cell office:value-type="float" office:value="348.797" calcext:value-type="float">
            <text:p>348.797</text:p>
          </table:table-cell>
          <table:table-cell office:value-type="float" office:value="20.9041" calcext:value-type="float">
            <text:p>20.904</text:p>
          </table:table-cell>
          <table:table-cell office:value-type="float" office:value="1.84552" calcext:value-type="float">
            <text:p>1.8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42_2</text:p>
          </table:table-cell>
          <table:table-cell office:value-type="float" office:value="1168.29" calcext:value-type="float">
            <text:p>1168.290</text:p>
          </table:table-cell>
          <table:table-cell office:value-type="float" office:value="1330.07" calcext:value-type="float">
            <text:p>1330.070</text:p>
          </table:table-cell>
          <table:table-cell office:value-type="float" office:value="4.05397" calcext:value-type="float">
            <text:p>4.054</text:p>
          </table:table-cell>
          <table:table-cell office:value-type="float" office:value="1.38315" calcext:value-type="float">
            <text:p>1.383</text:p>
          </table:table-cell>
          <table:table-cell office:value-type="float" office:value="3.97376" calcext:value-type="float">
            <text:p>3.974</text:p>
          </table:table-cell>
          <table:table-cell office:value-type="float" office:value="4.52404" calcext:value-type="float">
            <text:p>4.524</text:p>
          </table:table-cell>
          <table:table-cell office:value-type="float" office:value="16.7275" calcext:value-type="float">
            <text:p>16.728</text:p>
          </table:table-cell>
          <table:table-cell office:value-type="float" office:value="1.79102" calcext:value-type="float">
            <text:p>1.7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42_3</text:p>
          </table:table-cell>
          <table:table-cell office:value-type="float" office:value="1277.56" calcext:value-type="float">
            <text:p>1277.560</text:p>
          </table:table-cell>
          <table:table-cell office:value-type="float" office:value="99820" calcext:value-type="float">
            <text:p>99820.000</text:p>
          </table:table-cell>
          <table:table-cell office:value-type="float" office:value="543.044" calcext:value-type="float">
            <text:p>543.044</text:p>
          </table:table-cell>
          <table:table-cell office:value-type="float" office:value="1.43525" calcext:value-type="float">
            <text:p>1.435</text:p>
          </table:table-cell>
          <table:table-cell office:value-type="float" office:value="4.34545" calcext:value-type="float">
            <text:p>4.345</text:p>
          </table:table-cell>
          <table:table-cell office:value-type="float" office:value="339.524" calcext:value-type="float">
            <text:p>339.524</text:p>
          </table:table-cell>
          <table:table-cell office:value-type="float" office:value="18.2547" calcext:value-type="float">
            <text:p>18.255</text:p>
          </table:table-cell>
          <table:table-cell office:value-type="float" office:value="1.60697" calcext:value-type="float">
            <text:p>1.6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42_4</text:p>
          </table:table-cell>
          <table:table-cell office:value-type="float" office:value="2502.86" calcext:value-type="float">
            <text:p>2502.860</text:p>
          </table:table-cell>
          <table:table-cell office:value-type="float" office:value="103525" calcext:value-type="float">
            <text:p>103525.000</text:p>
          </table:table-cell>
          <table:table-cell office:value-type="float" office:value="1.93433" calcext:value-type="float">
            <text:p>1.934</text:p>
          </table:table-cell>
          <table:table-cell office:value-type="float" office:value="8.98398" calcext:value-type="float">
            <text:p>8.984</text:p>
          </table:table-cell>
          <table:table-cell office:value-type="float" office:value="8.51315" calcext:value-type="float">
            <text:p>8.513</text:p>
          </table:table-cell>
          <table:table-cell office:value-type="float" office:value="352.126" calcext:value-type="float">
            <text:p>352.126</text:p>
          </table:table-cell>
          <table:table-cell office:value-type="float" office:value="22.7434" calcext:value-type="float">
            <text:p>22.743</text:p>
          </table:table-cell>
          <table:table-cell office:value-type="float" office:value="1.84062" calcext:value-type="float">
            <text:p>1.8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42_5</text:p>
          </table:table-cell>
          <table:table-cell office:value-type="float" office:value="2644.15" calcext:value-type="float">
            <text:p>2644.150</text:p>
          </table:table-cell>
          <table:table-cell office:value-type="float" office:value="1642.44" calcext:value-type="float">
            <text:p>1642.440</text:p>
          </table:table-cell>
          <table:table-cell office:value-type="float" office:value="5.51095" calcext:value-type="float">
            <text:p>5.511</text:p>
          </table:table-cell>
          <table:table-cell office:value-type="float" office:value="8.96421" calcext:value-type="float">
            <text:p>8.964</text:p>
          </table:table-cell>
          <table:table-cell office:value-type="float" office:value="8.99371" calcext:value-type="float">
            <text:p>8.994</text:p>
          </table:table-cell>
          <table:table-cell office:value-type="float" office:value="5.58652" calcext:value-type="float">
            <text:p>5.587</text:p>
          </table:table-cell>
          <table:table-cell office:value-type="float" office:value="17.5935" calcext:value-type="float">
            <text:p>17.594</text:p>
          </table:table-cell>
          <table:table-cell office:value-type="float" office:value="1.95902" calcext:value-type="float">
            <text:p>1.9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51_1</text:p>
          </table:table-cell>
          <table:table-cell office:value-type="float" office:value="2333.69" calcext:value-type="float">
            <text:p>2333.690</text:p>
          </table:table-cell>
          <table:table-cell office:value-type="float" office:value="120049" calcext:value-type="float">
            <text:p>120049.000</text:p>
          </table:table-cell>
          <table:table-cell office:value-type="float" office:value="2.09842" calcext:value-type="float">
            <text:p>2.098</text:p>
          </table:table-cell>
          <table:table-cell office:value-type="float" office:value="21.2518" calcext:value-type="float">
            <text:p>21.252</text:p>
          </table:table-cell>
          <table:table-cell office:value-type="float" office:value="6.80376" calcext:value-type="float">
            <text:p>6.804</text:p>
          </table:table-cell>
          <table:table-cell office:value-type="float" office:value="349.998" calcext:value-type="float">
            <text:p>349.998</text:p>
          </table:table-cell>
          <table:table-cell office:value-type="float" office:value="20.5347" calcext:value-type="float">
            <text:p>20.535</text:p>
          </table:table-cell>
          <table:table-cell office:value-type="float" office:value="1.77069" calcext:value-type="float">
            <text:p>1.7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51_2</text:p>
          </table:table-cell>
          <table:table-cell office:value-type="float" office:value="3219.76" calcext:value-type="float">
            <text:p>3219.760</text:p>
          </table:table-cell>
          <table:table-cell office:value-type="float" office:value="2886.86" calcext:value-type="float">
            <text:p>2886.860</text:p>
          </table:table-cell>
          <table:table-cell office:value-type="float" office:value="604.231" calcext:value-type="float">
            <text:p>604.231</text:p>
          </table:table-cell>
          <table:table-cell office:value-type="float" office:value="1.06525" calcext:value-type="float">
            <text:p>1.065</text:p>
          </table:table-cell>
          <table:table-cell office:value-type="float" office:value="9.38705" calcext:value-type="float">
            <text:p>9.387</text:p>
          </table:table-cell>
          <table:table-cell office:value-type="float" office:value="8.41649" calcext:value-type="float">
            <text:p>8.416</text:p>
          </table:table-cell>
          <table:table-cell office:value-type="float" office:value="16.4421" calcext:value-type="float">
            <text:p>16.442</text:p>
          </table:table-cell>
          <table:table-cell office:value-type="float" office:value="2.13848" calcext:value-type="float">
            <text:p>2.1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51_3</text:p>
          </table:table-cell>
          <table:table-cell office:value-type="float" office:value="2640.36" calcext:value-type="float">
            <text:p>2640.360</text:p>
          </table:table-cell>
          <table:table-cell office:value-type="float" office:value="107414" calcext:value-type="float">
            <text:p>107414.000</text:p>
          </table:table-cell>
          <table:table-cell office:value-type="float" office:value="317.189" calcext:value-type="float">
            <text:p>317.189</text:p>
          </table:table-cell>
          <table:table-cell office:value-type="float" office:value="21.9055" calcext:value-type="float">
            <text:p>21.906</text:p>
          </table:table-cell>
          <table:table-cell office:value-type="float" office:value="7.69784" calcext:value-type="float">
            <text:p>7.698</text:p>
          </table:table-cell>
          <table:table-cell office:value-type="float" office:value="313.161" calcext:value-type="float">
            <text:p>313.161</text:p>
          </table:table-cell>
          <table:table-cell office:value-type="float" office:value="14.9433" calcext:value-type="float">
            <text:p>14.943</text:p>
          </table:table-cell>
          <table:table-cell office:value-type="float" office:value="2.00475" calcext:value-type="float">
            <text:p>2.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51_4</text:p>
          </table:table-cell>
          <table:table-cell office:value-type="float" office:value="1323.09" calcext:value-type="float">
            <text:p>1323.090</text:p>
          </table:table-cell>
          <table:table-cell office:value-type="float" office:value="1080.81" calcext:value-type="float">
            <text:p>1080.810</text:p>
          </table:table-cell>
          <table:table-cell office:value-type="float" office:value="3.81187" calcext:value-type="float">
            <text:p>3.812</text:p>
          </table:table-cell>
          <table:table-cell office:value-type="float" office:value="5.35203" calcext:value-type="float">
            <text:p>5.352</text:p>
          </table:table-cell>
          <table:table-cell office:value-type="float" office:value="3.85741" calcext:value-type="float">
            <text:p>3.857</text:p>
          </table:table-cell>
          <table:table-cell office:value-type="float" office:value="3.15104" calcext:value-type="float">
            <text:p>3.151</text:p>
          </table:table-cell>
          <table:table-cell office:value-type="float" office:value="24.7702" calcext:value-type="float">
            <text:p>24.770</text:p>
          </table:table-cell>
          <table:table-cell office:value-type="float" office:value="2.06349" calcext:value-type="float">
            <text:p>2.0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51_5</text:p>
          </table:table-cell>
          <table:table-cell office:value-type="float" office:value="2388.45" calcext:value-type="float">
            <text:p>2388.450</text:p>
          </table:table-cell>
          <table:table-cell office:value-type="float" office:value="435.516" calcext:value-type="float">
            <text:p>435.516</text:p>
          </table:table-cell>
          <table:table-cell office:value-type="float" office:value="3.35808" calcext:value-type="float">
            <text:p>3.358</text:p>
          </table:table-cell>
          <table:table-cell office:value-type="float" office:value="5.83015E+252" calcext:value-type="float">
            <text:p>5830150000000000000000000000000000000000000000000000000000000000000000000000000000000000000000000000000000000000000000000000000000000000000000000000000000000000000000000000000000000000000000000000000000000000000000000000000000000000000000000000000000000.000</text:p>
          </table:table-cell>
          <table:table-cell office:value-type="float" office:value="6.96341" calcext:value-type="float">
            <text:p>6.963</text:p>
          </table:table-cell>
          <table:table-cell office:value-type="float" office:value="1.26973" calcext:value-type="float">
            <text:p>1.270</text:p>
          </table:table-cell>
          <table:table-cell office:value-type="float" office:value="20.071" calcext:value-type="float">
            <text:p>20.071</text:p>
          </table:table-cell>
          <table:table-cell office:value-type="float" office:value="1.64999" calcext:value-type="float">
            <text:p>1.6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52_1</text:p>
          </table:table-cell>
          <table:table-cell office:value-type="float" office:value="2395.03" calcext:value-type="float">
            <text:p>2395.030</text:p>
          </table:table-cell>
          <table:table-cell office:value-type="float" office:value="2114.38" calcext:value-type="float">
            <text:p>2114.380</text:p>
          </table:table-cell>
          <table:table-cell office:value-type="float" office:value="3.30414" calcext:value-type="float">
            <text:p>3.304</text:p>
          </table:table-cell>
          <table:table-cell office:value-type="float" office:value="13.9325" calcext:value-type="float">
            <text:p>13.933</text:p>
          </table:table-cell>
          <table:table-cell office:value-type="float" office:value="6.9826" calcext:value-type="float">
            <text:p>6.983</text:p>
          </table:table-cell>
          <table:table-cell office:value-type="float" office:value="6.16437" calcext:value-type="float">
            <text:p>6.164</text:p>
          </table:table-cell>
          <table:table-cell office:value-type="float" office:value="25.7177" calcext:value-type="float">
            <text:p>25.718</text:p>
          </table:table-cell>
          <table:table-cell office:value-type="float" office:value="1.99823" calcext:value-type="float">
            <text:p>1.9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52_2</text:p>
          </table:table-cell>
          <table:table-cell office:value-type="float" office:value="2173.94" calcext:value-type="float">
            <text:p>2173.940</text:p>
          </table:table-cell>
          <table:table-cell office:value-type="float" office:value="1569.04" calcext:value-type="float">
            <text:p>1569.040</text:p>
          </table:table-cell>
          <table:table-cell office:value-type="float" office:value="0.884236" calcext:value-type="float">
            <text:p>0.884</text:p>
          </table:table-cell>
          <table:table-cell office:value-type="float" office:value="5.08984" calcext:value-type="float">
            <text:p>5.090</text:p>
          </table:table-cell>
          <table:table-cell office:value-type="float" office:value="6.33801" calcext:value-type="float">
            <text:p>6.338</text:p>
          </table:table-cell>
          <table:table-cell office:value-type="float" office:value="4.57447" calcext:value-type="float">
            <text:p>4.574</text:p>
          </table:table-cell>
          <table:table-cell office:value-type="float" office:value="24.5672" calcext:value-type="float">
            <text:p>24.567</text:p>
          </table:table-cell>
          <table:table-cell office:value-type="float" office:value="2.41974" calcext:value-type="float">
            <text:p>2.4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52_3</text:p>
          </table:table-cell>
          <table:table-cell office:value-type="float" office:value="1459.27" calcext:value-type="float">
            <text:p>1459.270</text:p>
          </table:table-cell>
          <table:table-cell office:value-type="float" office:value="1101.08" calcext:value-type="float">
            <text:p>1101.080</text:p>
          </table:table-cell>
          <table:table-cell office:value-type="float" office:value="267.623" calcext:value-type="float">
            <text:p>267.623</text:p>
          </table:table-cell>
          <table:table-cell office:value-type="float" office:value="1.10195" calcext:value-type="float">
            <text:p>1.102</text:p>
          </table:table-cell>
          <table:table-cell office:value-type="float" office:value="4.25442" calcext:value-type="float">
            <text:p>4.254</text:p>
          </table:table-cell>
          <table:table-cell office:value-type="float" office:value="3.21016" calcext:value-type="float">
            <text:p>3.210</text:p>
          </table:table-cell>
          <table:table-cell office:value-type="float" office:value="15.4574" calcext:value-type="float">
            <text:p>15.457</text:p>
          </table:table-cell>
          <table:table-cell office:value-type="float" office:value="2.36445" calcext:value-type="float">
            <text:p>2.3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52_4</text:p>
          </table:table-cell>
          <table:table-cell office:value-type="float" office:value="1549.09" calcext:value-type="float">
            <text:p>1549.090</text:p>
          </table:table-cell>
          <table:table-cell office:value-type="float" office:value="99531.3" calcext:value-type="float">
            <text:p>99531.300</text:p>
          </table:table-cell>
          <table:table-cell office:value-type="float" office:value="2.32575" calcext:value-type="float">
            <text:p>2.326</text:p>
          </table:table-cell>
          <table:table-cell office:value-type="float" office:value="11.4268" calcext:value-type="float">
            <text:p>11.427</text:p>
          </table:table-cell>
          <table:table-cell office:value-type="float" office:value="4.5163" calcext:value-type="float">
            <text:p>4.516</text:p>
          </table:table-cell>
          <table:table-cell office:value-type="float" office:value="290.179" calcext:value-type="float">
            <text:p>290.179</text:p>
          </table:table-cell>
          <table:table-cell office:value-type="float" office:value="20.7303" calcext:value-type="float">
            <text:p>20.730</text:p>
          </table:table-cell>
          <table:table-cell office:value-type="float" office:value="1.85619" calcext:value-type="float">
            <text:p>1.8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52_5</text:p>
          </table:table-cell>
          <table:table-cell office:value-type="float" office:value="2429.97" calcext:value-type="float">
            <text:p>2429.970</text:p>
          </table:table-cell>
          <table:table-cell office:value-type="float" office:value="104526" calcext:value-type="float">
            <text:p>104526.000</text:p>
          </table:table-cell>
          <table:table-cell office:value-type="float" office:value="2.49343" calcext:value-type="float">
            <text:p>2.493</text:p>
          </table:table-cell>
          <table:table-cell office:value-type="float" office:value="6.10233" calcext:value-type="float">
            <text:p>6.102</text:p>
          </table:table-cell>
          <table:table-cell office:value-type="float" office:value="7.08445" calcext:value-type="float">
            <text:p>7.084</text:p>
          </table:table-cell>
          <table:table-cell office:value-type="float" office:value="304.74" calcext:value-type="float">
            <text:p>304.740</text:p>
          </table:table-cell>
          <table:table-cell office:value-type="float" office:value="17.374" calcext:value-type="float">
            <text:p>17.374</text:p>
          </table:table-cell>
          <table:table-cell office:value-type="float" office:value="2.43782" calcext:value-type="float">
            <text:p>2.4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61_1</text:p>
          </table:table-cell>
          <table:table-cell office:value-type="float" office:value="438.944" calcext:value-type="float">
            <text:p>438.944</text:p>
          </table:table-cell>
          <table:table-cell office:value-type="float" office:value="105453" calcext:value-type="float">
            <text:p>105453.000</text:p>
          </table:table-cell>
          <table:table-cell office:value-type="float" office:value="708.799" calcext:value-type="float">
            <text:p>708.799</text:p>
          </table:table-cell>
          <table:table-cell office:value-type="float" office:value="18.0536" calcext:value-type="float">
            <text:p>18.054</text:p>
          </table:table-cell>
          <table:table-cell office:value-type="float" office:value="1.11975" calcext:value-type="float">
            <text:p>1.120</text:p>
          </table:table-cell>
          <table:table-cell office:value-type="float" office:value="269.012" calcext:value-type="float">
            <text:p>269.012</text:p>
          </table:table-cell>
          <table:table-cell office:value-type="float" office:value="17.2754" calcext:value-type="float">
            <text:p>17.275</text:p>
          </table:table-cell>
          <table:table-cell office:value-type="float" office:value="2.59599" calcext:value-type="float">
            <text:p>2.5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61_2</text:p>
          </table:table-cell>
          <table:table-cell office:value-type="float" office:value="2597.09" calcext:value-type="float">
            <text:p>2597.090</text:p>
          </table:table-cell>
          <table:table-cell office:value-type="float" office:value="1714.81" calcext:value-type="float">
            <text:p>1714.810</text:p>
          </table:table-cell>
          <table:table-cell office:value-type="float" office:value="236.91" calcext:value-type="float">
            <text:p>236.910</text:p>
          </table:table-cell>
          <table:table-cell office:value-type="float" office:value="13.4736" calcext:value-type="float">
            <text:p>13.474</text:p>
          </table:table-cell>
          <table:table-cell office:value-type="float" office:value="6.62522" calcext:value-type="float">
            <text:p>6.625</text:p>
          </table:table-cell>
          <table:table-cell office:value-type="float" office:value="4.37452" calcext:value-type="float">
            <text:p>4.375</text:p>
          </table:table-cell>
          <table:table-cell office:value-type="float" office:value="21.8034" calcext:value-type="float">
            <text:p>21.803</text:p>
          </table:table-cell>
          <table:table-cell office:value-type="float" office:value="2.65963" calcext:value-type="float">
            <text:p>2.6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61_3</text:p>
          </table:table-cell>
          <table:table-cell office:value-type="float" office:value="517.645" calcext:value-type="float">
            <text:p>517.645</text:p>
          </table:table-cell>
          <table:table-cell office:value-type="float" office:value="95261.2" calcext:value-type="float">
            <text:p>95261.200</text:p>
          </table:table-cell>
          <table:table-cell office:value-type="float" office:value="454.147" calcext:value-type="float">
            <text:p>454.147</text:p>
          </table:table-cell>
          <table:table-cell office:value-type="float" office:value="1.71041" calcext:value-type="float">
            <text:p>1.710</text:p>
          </table:table-cell>
          <table:table-cell office:value-type="float" office:value="1.32052" calcext:value-type="float">
            <text:p>1.321</text:p>
          </table:table-cell>
          <table:table-cell office:value-type="float" office:value="243.013" calcext:value-type="float">
            <text:p>243.013</text:p>
          </table:table-cell>
          <table:table-cell office:value-type="float" office:value="24.0492" calcext:value-type="float">
            <text:p>24.049</text:p>
          </table:table-cell>
          <table:table-cell office:value-type="float" office:value="2.6376" calcext:value-type="float">
            <text:p>2.6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61_4</text:p>
          </table:table-cell>
          <table:table-cell office:value-type="float" office:value="2241.26" calcext:value-type="float">
            <text:p>2241.260</text:p>
          </table:table-cell>
          <table:table-cell office:value-type="float" office:value="108032" calcext:value-type="float">
            <text:p>108032.000</text:p>
          </table:table-cell>
          <table:table-cell office:value-type="float" office:value="9.27355" calcext:value-type="float">
            <text:p>9.274</text:p>
          </table:table-cell>
          <table:table-cell office:value-type="float" office:value="11.298" calcext:value-type="float">
            <text:p>11.298</text:p>
          </table:table-cell>
          <table:table-cell office:value-type="float" office:value="5.71751" calcext:value-type="float">
            <text:p>5.718</text:p>
          </table:table-cell>
          <table:table-cell office:value-type="float" office:value="275.592" calcext:value-type="float">
            <text:p>275.592</text:p>
          </table:table-cell>
          <table:table-cell office:value-type="float" office:value="31.3974" calcext:value-type="float">
            <text:p>31.397</text:p>
          </table:table-cell>
          <table:table-cell office:value-type="float" office:value="2.29513" calcext:value-type="float">
            <text:p>2.2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61_5</text:p>
          </table:table-cell>
          <table:table-cell office:value-type="float" office:value="2109.87" calcext:value-type="float">
            <text:p>2109.870</text:p>
          </table:table-cell>
          <table:table-cell office:value-type="float" office:value="106126" calcext:value-type="float">
            <text:p>106126.000</text:p>
          </table:table-cell>
          <table:table-cell office:value-type="float" office:value="273.489" calcext:value-type="float">
            <text:p>273.489</text:p>
          </table:table-cell>
          <table:table-cell office:value-type="float" office:value="10.5893" calcext:value-type="float">
            <text:p>10.589</text:p>
          </table:table-cell>
          <table:table-cell office:value-type="float" office:value="5.38233" calcext:value-type="float">
            <text:p>5.382</text:p>
          </table:table-cell>
          <table:table-cell office:value-type="float" office:value="270.73" calcext:value-type="float">
            <text:p>270.730</text:p>
          </table:table-cell>
          <table:table-cell office:value-type="float" office:value="28.0382" calcext:value-type="float">
            <text:p>28.038</text:p>
          </table:table-cell>
          <table:table-cell office:value-type="float" office:value="2.36922" calcext:value-type="float">
            <text:p>2.3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62_1</text:p>
          </table:table-cell>
          <table:table-cell office:value-type="float" office:value="2139.99" calcext:value-type="float">
            <text:p>2139.990</text:p>
          </table:table-cell>
          <table:table-cell office:value-type="float" office:value="1996.69" calcext:value-type="float">
            <text:p>1996.690</text:p>
          </table:table-cell>
          <table:table-cell office:value-type="float" office:value="3.09034" calcext:value-type="float">
            <text:p>3.090</text:p>
          </table:table-cell>
          <table:table-cell office:value-type="float" office:value="6.4158" calcext:value-type="float">
            <text:p>6.416</text:p>
          </table:table-cell>
          <table:table-cell office:value-type="float" office:value="5.45917" calcext:value-type="float">
            <text:p>5.459</text:p>
          </table:table-cell>
          <table:table-cell office:value-type="float" office:value="5.0936" calcext:value-type="float">
            <text:p>5.094</text:p>
          </table:table-cell>
          <table:table-cell office:value-type="float" office:value="24.9864" calcext:value-type="float">
            <text:p>24.986</text:p>
          </table:table-cell>
          <table:table-cell office:value-type="float" office:value="2.94545" calcext:value-type="float">
            <text:p>2.9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62_2</text:p>
          </table:table-cell>
          <table:table-cell office:value-type="float" office:value="3322.35" calcext:value-type="float">
            <text:p>3322.350</text:p>
          </table:table-cell>
          <table:table-cell office:value-type="float" office:value="1781.69" calcext:value-type="float">
            <text:p>1781.690</text:p>
          </table:table-cell>
          <table:table-cell office:value-type="float" office:value="618.248" calcext:value-type="float">
            <text:p>618.248</text:p>
          </table:table-cell>
          <table:table-cell office:value-type="float" office:value="4.2942" calcext:value-type="float">
            <text:p>4.294</text:p>
          </table:table-cell>
          <table:table-cell office:value-type="float" office:value="8.47539" calcext:value-type="float">
            <text:p>8.475</text:p>
          </table:table-cell>
          <table:table-cell office:value-type="float" office:value="4.54513" calcext:value-type="float">
            <text:p>4.545</text:p>
          </table:table-cell>
          <table:table-cell office:value-type="float" office:value="41.4306" calcext:value-type="float">
            <text:p>41.431</text:p>
          </table:table-cell>
          <table:table-cell office:value-type="float" office:value="2.91538" calcext:value-type="float">
            <text:p>2.9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62_3</text:p>
          </table:table-cell>
          <table:table-cell office:value-type="float" office:value="2685.03" calcext:value-type="float">
            <text:p>2685.030</text:p>
          </table:table-cell>
          <table:table-cell office:value-type="float" office:value="1630.47" calcext:value-type="float">
            <text:p>1630.470</text:p>
          </table:table-cell>
          <table:table-cell office:value-type="float" office:value="10.8483" calcext:value-type="float">
            <text:p>10.848</text:p>
          </table:table-cell>
          <table:table-cell office:value-type="float" office:value="14.9171" calcext:value-type="float">
            <text:p>14.917</text:p>
          </table:table-cell>
          <table:table-cell office:value-type="float" office:value="6.84956" calcext:value-type="float">
            <text:p>6.850</text:p>
          </table:table-cell>
          <table:table-cell office:value-type="float" office:value="4.15936" calcext:value-type="float">
            <text:p>4.159</text:p>
          </table:table-cell>
          <table:table-cell office:value-type="float" office:value="22.3672" calcext:value-type="float">
            <text:p>22.367</text:p>
          </table:table-cell>
          <table:table-cell office:value-type="float" office:value="2.57429" calcext:value-type="float">
            <text:p>2.5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62_4</text:p>
          </table:table-cell>
          <table:table-cell office:value-type="float" office:value="1821.63" calcext:value-type="float">
            <text:p>1821.630</text:p>
          </table:table-cell>
          <table:table-cell office:value-type="float" office:value="110245" calcext:value-type="float">
            <text:p>110245.000</text:p>
          </table:table-cell>
          <table:table-cell office:value-type="float" office:value="0.526631" calcext:value-type="float">
            <text:p>0.527</text:p>
          </table:table-cell>
          <table:table-cell office:value-type="float" office:value="18.3064" calcext:value-type="float">
            <text:p>18.306</text:p>
          </table:table-cell>
          <table:table-cell office:value-type="float" office:value="4.64701" calcext:value-type="float">
            <text:p>4.647</text:p>
          </table:table-cell>
          <table:table-cell office:value-type="float" office:value="281.237" calcext:value-type="float">
            <text:p>281.237</text:p>
          </table:table-cell>
          <table:table-cell office:value-type="float" office:value="14.9446" calcext:value-type="float">
            <text:p>14.945</text:p>
          </table:table-cell>
          <table:table-cell office:value-type="float" office:value="2.09991" calcext:value-type="float">
            <text:p>2.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62_5</text:p>
          </table:table-cell>
          <table:table-cell office:value-type="float" office:value="3277.81" calcext:value-type="float">
            <text:p>3277.810</text:p>
          </table:table-cell>
          <table:table-cell office:value-type="float" office:value="105417" calcext:value-type="float">
            <text:p>105417.000</text:p>
          </table:table-cell>
          <table:table-cell office:value-type="float" office:value="11.093" calcext:value-type="float">
            <text:p>11.093</text:p>
          </table:table-cell>
          <table:table-cell office:value-type="float" office:value="11.6803" calcext:value-type="float">
            <text:p>11.680</text:p>
          </table:table-cell>
          <table:table-cell office:value-type="float" office:value="8.36176" calcext:value-type="float">
            <text:p>8.362</text:p>
          </table:table-cell>
          <table:table-cell office:value-type="float" office:value="268.922" calcext:value-type="float">
            <text:p>268.922</text:p>
          </table:table-cell>
          <table:table-cell office:value-type="float" office:value="32.8824" calcext:value-type="float">
            <text:p>32.882</text:p>
          </table:table-cell>
          <table:table-cell office:value-type="float" office:value="2.48486" calcext:value-type="float">
            <text:p>2.4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71_1</text:p>
          </table:table-cell>
          <table:table-cell office:value-type="float" office:value="3275.3" calcext:value-type="float">
            <text:p>3275.300</text:p>
          </table:table-cell>
          <table:table-cell office:value-type="float" office:value="2.52987E+179" calcext:value-type="float">
            <text:p>252987000000000000000000000000000000000000000000000000000000000000000000000000000000000000000000000000000000000000000000000000000000000000000000000000000000000000000000000000000000.000</text:p>
          </table:table-cell>
          <table:table-cell office:value-type="float" office:value="2.30378" calcext:value-type="float">
            <text:p>2.304</text:p>
          </table:table-cell>
          <table:table-cell office:value-type="float" office:value="2.05158E+161" calcext:value-type="float">
            <text:p>205158000000000000000000000000000000000000000000000000000000000000000000000000000000000000000000000000000000000000000000000000000000000000000000000000000000000000.000</text:p>
          </table:table-cell>
          <table:table-cell office:value-type="float" office:value="7.42698" calcext:value-type="float">
            <text:p>7.427</text:p>
          </table:table-cell>
          <table:table-cell office:value-type="float" office:value="9.77047E+198" calcext:value-type="float">
            <text:p>9770470000000000000000000000000000000000000000000000000000000000000000000000000000000000000000000000000000000000000000000000000000000000000000000000000000000000000000000000000000000000000000000000000.000</text:p>
          </table:table-cell>
          <table:table-cell office:value-type="float" office:value="144.589" calcext:value-type="float">
            <text:p>144.589</text:p>
          </table:table-cell>
          <table:table-cell office:value-type="float" office:value="2.69207" calcext:value-type="float">
            <text:p>2.6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71_2</text:p>
          </table:table-cell>
          <table:table-cell office:value-type="float" office:value="2324.87" calcext:value-type="float">
            <text:p>2324.870</text:p>
          </table:table-cell>
          <table:table-cell office:value-type="float" office:value="96391.5" calcext:value-type="float">
            <text:p>96391.500</text:p>
          </table:table-cell>
          <table:table-cell office:value-type="float" office:value="1.35724" calcext:value-type="float">
            <text:p>1.357</text:p>
          </table:table-cell>
          <table:table-cell office:value-type="float" office:value="13.816" calcext:value-type="float">
            <text:p>13.816</text:p>
          </table:table-cell>
          <table:table-cell office:value-type="float" office:value="5.27181" calcext:value-type="float">
            <text:p>5.272</text:p>
          </table:table-cell>
          <table:table-cell office:value-type="float" office:value="252157000000000" calcext:value-type="float">
            <text:p>252157000000000.000</text:p>
          </table:table-cell>
          <table:table-cell office:value-type="float" office:value="29.923" calcext:value-type="float">
            <text:p>29.923</text:p>
          </table:table-cell>
          <table:table-cell office:value-type="float" office:value="2.82202" calcext:value-type="float">
            <text:p>2.8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71_3</text:p>
          </table:table-cell>
          <table:table-cell office:value-type="float" office:value="1514.2" calcext:value-type="float">
            <text:p>1514.200</text:p>
          </table:table-cell>
          <table:table-cell office:value-type="float" office:value="105294" calcext:value-type="float">
            <text:p>105294.000</text:p>
          </table:table-cell>
          <table:table-cell office:value-type="float" office:value="9.43515" calcext:value-type="float">
            <text:p>9.435</text:p>
          </table:table-cell>
          <table:table-cell office:value-type="float" office:value="9.0493" calcext:value-type="float">
            <text:p>9.049</text:p>
          </table:table-cell>
          <table:table-cell office:value-type="float" office:value="3.43356" calcext:value-type="float">
            <text:p>3.434</text:p>
          </table:table-cell>
          <table:table-cell office:value-type="float" office:value="238.762" calcext:value-type="float">
            <text:p>238.762</text:p>
          </table:table-cell>
          <table:table-cell office:value-type="float" office:value="25.3248" calcext:value-type="float">
            <text:p>25.325</text:p>
          </table:table-cell>
          <table:table-cell office:value-type="float" office:value="3.84694" calcext:value-type="float">
            <text:p>3.8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71_4</text:p>
          </table:table-cell>
          <table:table-cell office:value-type="float" office:value="1357.09" calcext:value-type="float">
            <text:p>1357.090</text:p>
          </table:table-cell>
          <table:table-cell office:value-type="float" office:value="108065" calcext:value-type="float">
            <text:p>108065.000</text:p>
          </table:table-cell>
          <table:table-cell office:value-type="float" office:value="133.55" calcext:value-type="float">
            <text:p>133.550</text:p>
          </table:table-cell>
          <table:table-cell office:value-type="float" office:value="22.9382" calcext:value-type="float">
            <text:p>22.938</text:p>
          </table:table-cell>
          <table:table-cell office:value-type="float" office:value="3.0773" calcext:value-type="float">
            <text:p>3.077</text:p>
          </table:table-cell>
          <table:table-cell office:value-type="float" office:value="245.046" calcext:value-type="float">
            <text:p>245.046</text:p>
          </table:table-cell>
          <table:table-cell office:value-type="float" office:value="23.4467" calcext:value-type="float">
            <text:p>23.447</text:p>
          </table:table-cell>
          <table:table-cell office:value-type="float" office:value="2.9058" calcext:value-type="float">
            <text:p>2.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71_5</text:p>
          </table:table-cell>
          <table:table-cell office:value-type="float" office:value="2675.06" calcext:value-type="float">
            <text:p>2675.060</text:p>
          </table:table-cell>
          <table:table-cell office:value-type="float" office:value="104242" calcext:value-type="float">
            <text:p>104242.000</text:p>
          </table:table-cell>
          <table:table-cell office:value-type="float" office:value="2.53953" calcext:value-type="float">
            <text:p>2.540</text:p>
          </table:table-cell>
          <table:table-cell office:value-type="float" office:value="9.28634" calcext:value-type="float">
            <text:p>9.286</text:p>
          </table:table-cell>
          <table:table-cell office:value-type="float" office:value="6.06589" calcext:value-type="float">
            <text:p>6.066</text:p>
          </table:table-cell>
          <table:table-cell office:value-type="float" office:value="236.377" calcext:value-type="float">
            <text:p>236.377</text:p>
          </table:table-cell>
          <table:table-cell office:value-type="float" office:value="36.9403" calcext:value-type="float">
            <text:p>36.940</text:p>
          </table:table-cell>
          <table:table-cell office:value-type="float" office:value="2.77434" calcext:value-type="float">
            <text:p>2.7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72_1</text:p>
          </table:table-cell>
          <table:table-cell office:value-type="float" office:value="2922.21" calcext:value-type="float">
            <text:p>2922.210</text:p>
          </table:table-cell>
          <table:table-cell office:value-type="float" office:value="1771.29" calcext:value-type="float">
            <text:p>1771.290</text:p>
          </table:table-cell>
          <table:table-cell office:value-type="float" office:value="3.16338" calcext:value-type="float">
            <text:p>3.163</text:p>
          </table:table-cell>
          <table:table-cell office:value-type="float" office:value="13.4937" calcext:value-type="float">
            <text:p>13.494</text:p>
          </table:table-cell>
          <table:table-cell office:value-type="float" office:value="6.62633" calcext:value-type="float">
            <text:p>6.626</text:p>
          </table:table-cell>
          <table:table-cell office:value-type="float" office:value="4.01654" calcext:value-type="float">
            <text:p>4.017</text:p>
          </table:table-cell>
          <table:table-cell office:value-type="float" office:value="31.4587" calcext:value-type="float">
            <text:p>31.459</text:p>
          </table:table-cell>
          <table:table-cell office:value-type="float" office:value="2.6401" calcext:value-type="float">
            <text:p>2.6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72_2</text:p>
          </table:table-cell>
          <table:table-cell office:value-type="float" office:value="2762.01" calcext:value-type="float">
            <text:p>2762.010</text:p>
          </table:table-cell>
          <table:table-cell office:value-type="float" office:value="1571.08" calcext:value-type="float">
            <text:p>1571.080</text:p>
          </table:table-cell>
          <table:table-cell office:value-type="float" office:value="1.96428" calcext:value-type="float">
            <text:p>1.964</text:p>
          </table:table-cell>
          <table:table-cell office:value-type="float" office:value="7.71538" calcext:value-type="float">
            <text:p>7.715</text:p>
          </table:table-cell>
          <table:table-cell office:value-type="float" office:value="6.26307" calcext:value-type="float">
            <text:p>6.263</text:p>
          </table:table-cell>
          <table:table-cell office:value-type="float" office:value="3.56255" calcext:value-type="float">
            <text:p>3.563</text:p>
          </table:table-cell>
          <table:table-cell office:value-type="float" office:value="38.3887" calcext:value-type="float">
            <text:p>38.389</text:p>
          </table:table-cell>
          <table:table-cell office:value-type="float" office:value="2.94674" calcext:value-type="float">
            <text:p>2.9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72_3</text:p>
          </table:table-cell>
          <table:table-cell office:value-type="float" office:value="2192.81" calcext:value-type="float">
            <text:p>2192.810</text:p>
          </table:table-cell>
          <table:table-cell office:value-type="float" office:value="109194" calcext:value-type="float">
            <text:p>109194.000</text:p>
          </table:table-cell>
          <table:table-cell office:value-type="float" office:value="293.567" calcext:value-type="float">
            <text:p>293.567</text:p>
          </table:table-cell>
          <table:table-cell office:value-type="float" office:value="16.3047" calcext:value-type="float">
            <text:p>16.305</text:p>
          </table:table-cell>
          <table:table-cell office:value-type="float" office:value="4.97235" calcext:value-type="float">
            <text:p>4.972</text:p>
          </table:table-cell>
          <table:table-cell office:value-type="float" office:value="247.607" calcext:value-type="float">
            <text:p>247.607</text:p>
          </table:table-cell>
          <table:table-cell office:value-type="float" office:value="20.714" calcext:value-type="float">
            <text:p>20.714</text:p>
          </table:table-cell>
          <table:table-cell office:value-type="float" office:value="2.78477" calcext:value-type="float">
            <text:p>2.7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72_4</text:p>
          </table:table-cell>
          <table:table-cell office:value-type="float" office:value="1403.26" calcext:value-type="float">
            <text:p>1403.260</text:p>
          </table:table-cell>
          <table:table-cell office:value-type="float" office:value="1260.61" calcext:value-type="float">
            <text:p>1260.610</text:p>
          </table:table-cell>
          <table:table-cell office:value-type="float" office:value="0.497067" calcext:value-type="float">
            <text:p>0.497</text:p>
          </table:table-cell>
          <table:table-cell office:value-type="float" office:value="3.37801" calcext:value-type="float">
            <text:p>3.378</text:p>
          </table:table-cell>
          <table:table-cell office:value-type="float" office:value="3.182" calcext:value-type="float">
            <text:p>3.182</text:p>
          </table:table-cell>
          <table:table-cell office:value-type="float" office:value="2.85853" calcext:value-type="float">
            <text:p>2.859</text:p>
          </table:table-cell>
          <table:table-cell office:value-type="float" office:value="31.0779" calcext:value-type="float">
            <text:p>31.078</text:p>
          </table:table-cell>
          <table:table-cell office:value-type="float" office:value="3.0852" calcext:value-type="float">
            <text:p>3.0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72_5</text:p>
          </table:table-cell>
          <table:table-cell office:value-type="float" office:value="2963.93" calcext:value-type="float">
            <text:p>2963.930</text:p>
          </table:table-cell>
          <table:table-cell office:value-type="float" office:value="111612" calcext:value-type="float">
            <text:p>111612.000</text:p>
          </table:table-cell>
          <table:table-cell office:value-type="float" office:value="3.38268" calcext:value-type="float">
            <text:p>3.383</text:p>
          </table:table-cell>
          <table:table-cell office:value-type="float" office:value="15.6687" calcext:value-type="float">
            <text:p>15.669</text:p>
          </table:table-cell>
          <table:table-cell office:value-type="float" office:value="6.72093" calcext:value-type="float">
            <text:p>6.721</text:p>
          </table:table-cell>
          <table:table-cell office:value-type="float" office:value="253.088" calcext:value-type="float">
            <text:p>253.088</text:p>
          </table:table-cell>
          <table:table-cell office:value-type="float" office:value="27.1089" calcext:value-type="float">
            <text:p>27.109</text:p>
          </table:table-cell>
          <table:table-cell office:value-type="float" office:value="2.92125" calcext:value-type="float">
            <text:p>2.9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81_1</text:p>
          </table:table-cell>
          <table:table-cell office:value-type="float" office:value="3314.09" calcext:value-type="float">
            <text:p>3314.090</text:p>
          </table:table-cell>
          <table:table-cell office:value-type="float" office:value="112292" calcext:value-type="float">
            <text:p>112292.000</text:p>
          </table:table-cell>
          <table:table-cell office:value-type="float" office:value="279.04" calcext:value-type="float">
            <text:p>279.040</text:p>
          </table:table-cell>
          <table:table-cell office:value-type="float" office:value="7.30396" calcext:value-type="float">
            <text:p>7.304</text:p>
          </table:table-cell>
          <table:table-cell office:value-type="float" office:value="6.76344" calcext:value-type="float">
            <text:p>6.763</text:p>
          </table:table-cell>
          <table:table-cell office:value-type="float" office:value="229.167" calcext:value-type="float">
            <text:p>229.167</text:p>
          </table:table-cell>
          <table:table-cell office:value-type="float" office:value="30.7469" calcext:value-type="float">
            <text:p>30.747</text:p>
          </table:table-cell>
          <table:table-cell office:value-type="float" office:value="2.90198" calcext:value-type="float">
            <text:p>2.9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81_2</text:p>
          </table:table-cell>
          <table:table-cell office:value-type="float" office:value="2476.27" calcext:value-type="float">
            <text:p>2476.270</text:p>
          </table:table-cell>
          <table:table-cell office:value-type="float" office:value="110142" calcext:value-type="float">
            <text:p>110142.000</text:p>
          </table:table-cell>
          <table:table-cell office:value-type="float" office:value="5.02903" calcext:value-type="float">
            <text:p>5.029</text:p>
          </table:table-cell>
          <table:table-cell office:value-type="float" office:value="23.0438" calcext:value-type="float">
            <text:p>23.044</text:p>
          </table:table-cell>
          <table:table-cell office:value-type="float" office:value="5.05361" calcext:value-type="float">
            <text:p>5.054</text:p>
          </table:table-cell>
          <table:table-cell office:value-type="float" office:value="224.78" calcext:value-type="float">
            <text:p>224.780</text:p>
          </table:table-cell>
          <table:table-cell office:value-type="float" office:value="36.2892" calcext:value-type="float">
            <text:p>36.289</text:p>
          </table:table-cell>
          <table:table-cell office:value-type="float" office:value="2.78894" calcext:value-type="float">
            <text:p>2.7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81_3</text:p>
          </table:table-cell>
          <table:table-cell office:value-type="float" office:value="2092.04" calcext:value-type="float">
            <text:p>2092.040</text:p>
          </table:table-cell>
          <table:table-cell office:value-type="float" office:value="116910" calcext:value-type="float">
            <text:p>116910.000</text:p>
          </table:table-cell>
          <table:table-cell office:value-type="float" office:value="1.94986" calcext:value-type="float">
            <text:p>1.950</text:p>
          </table:table-cell>
          <table:table-cell office:value-type="float" office:value="21.4929" calcext:value-type="float">
            <text:p>21.493</text:p>
          </table:table-cell>
          <table:table-cell office:value-type="float" office:value="4.26948" calcext:value-type="float">
            <text:p>4.269</text:p>
          </table:table-cell>
          <table:table-cell office:value-type="float" office:value="238.593" calcext:value-type="float">
            <text:p>238.593</text:p>
          </table:table-cell>
          <table:table-cell office:value-type="float" office:value="34.649" calcext:value-type="float">
            <text:p>34.649</text:p>
          </table:table-cell>
          <table:table-cell office:value-type="float" office:value="2.77027" calcext:value-type="float">
            <text:p>2.7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81_4</text:p>
          </table:table-cell>
          <table:table-cell office:value-type="float" office:value="1373.06" calcext:value-type="float">
            <text:p>1373.060</text:p>
          </table:table-cell>
          <table:table-cell office:value-type="float" office:value="99849.9" calcext:value-type="float">
            <text:p>99849.900</text:p>
          </table:table-cell>
          <table:table-cell office:value-type="float" office:value="307.06" calcext:value-type="float">
            <text:p>307.060</text:p>
          </table:table-cell>
          <table:table-cell office:value-type="float" office:value="21.012" calcext:value-type="float">
            <text:p>21.012</text:p>
          </table:table-cell>
          <table:table-cell office:value-type="float" office:value="2.80216" calcext:value-type="float">
            <text:p>2.802</text:p>
          </table:table-cell>
          <table:table-cell office:value-type="float" office:value="203.775" calcext:value-type="float">
            <text:p>203.775</text:p>
          </table:table-cell>
          <table:table-cell office:value-type="float" office:value="24.8635" calcext:value-type="float">
            <text:p>24.864</text:p>
          </table:table-cell>
          <table:table-cell office:value-type="float" office:value="2.79972" calcext:value-type="float">
            <text:p>2.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81_5</text:p>
          </table:table-cell>
          <table:table-cell office:value-type="float" office:value="2751.9" calcext:value-type="float">
            <text:p>2751.900</text:p>
          </table:table-cell>
          <table:table-cell office:value-type="float" office:value="103872" calcext:value-type="float">
            <text:p>103872.000</text:p>
          </table:table-cell>
          <table:table-cell office:value-type="float" office:value="0.72367" calcext:value-type="float">
            <text:p>0.724</text:p>
          </table:table-cell>
          <table:table-cell office:value-type="float" office:value="3.76535" calcext:value-type="float">
            <text:p>3.765</text:p>
          </table:table-cell>
          <table:table-cell office:value-type="float" office:value="5.61612" calcext:value-type="float">
            <text:p>5.616</text:p>
          </table:table-cell>
          <table:table-cell office:value-type="float" office:value="211.984" calcext:value-type="float">
            <text:p>211.984</text:p>
          </table:table-cell>
          <table:table-cell office:value-type="float" office:value="22.1162" calcext:value-type="float">
            <text:p>22.116</text:p>
          </table:table-cell>
          <table:table-cell office:value-type="float" office:value="3.68825" calcext:value-type="float">
            <text:p>3.6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82_1</text:p>
          </table:table-cell>
          <table:table-cell office:value-type="float" office:value="2853.41" calcext:value-type="float">
            <text:p>2853.410</text:p>
          </table:table-cell>
          <table:table-cell office:value-type="float" office:value="111103" calcext:value-type="float">
            <text:p>111103.000</text:p>
          </table:table-cell>
          <table:table-cell office:value-type="float" office:value="2.41554" calcext:value-type="float">
            <text:p>2.416</text:p>
          </table:table-cell>
          <table:table-cell office:value-type="float" office:value="12.6872" calcext:value-type="float">
            <text:p>12.687</text:p>
          </table:table-cell>
          <table:table-cell office:value-type="float" office:value="5.82329" calcext:value-type="float">
            <text:p>5.823</text:p>
          </table:table-cell>
          <table:table-cell office:value-type="float" office:value="226.741" calcext:value-type="float">
            <text:p>226.741</text:p>
          </table:table-cell>
          <table:table-cell office:value-type="float" office:value="24.2749" calcext:value-type="float">
            <text:p>24.275</text:p>
          </table:table-cell>
          <table:table-cell office:value-type="float" office:value="2.93902" calcext:value-type="float">
            <text:p>2.9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82_2</text:p>
          </table:table-cell>
          <table:table-cell office:value-type="float" office:value="450.225" calcext:value-type="float">
            <text:p>450.225</text:p>
          </table:table-cell>
          <table:table-cell office:value-type="float" office:value="1905.42" calcext:value-type="float">
            <text:p>1905.420</text:p>
          </table:table-cell>
          <table:table-cell office:value-type="float" office:value="308.567" calcext:value-type="float">
            <text:p>308.567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18827" calcext:value-type="float">
            <text:p>0.919</text:p>
          </table:table-cell>
          <table:table-cell office:value-type="float" office:value="3.88861" calcext:value-type="float">
            <text:p>3.889</text:p>
          </table:table-cell>
          <table:table-cell office:value-type="float" office:value="47.8638" calcext:value-type="float">
            <text:p>47.864</text:p>
          </table:table-cell>
          <table:table-cell office:value-type="float" office:value="3.41909" calcext:value-type="float">
            <text:p>3.4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82_3</text:p>
          </table:table-cell>
          <table:table-cell office:value-type="float" office:value="1419.71" calcext:value-type="float">
            <text:p>1419.710</text:p>
          </table:table-cell>
          <table:table-cell office:value-type="float" office:value="106215" calcext:value-type="float">
            <text:p>106215.000</text:p>
          </table:table-cell>
          <table:table-cell office:value-type="float" office:value="2.36447" calcext:value-type="float">
            <text:p>2.364</text:p>
          </table:table-cell>
          <table:table-cell office:value-type="float" office:value="12.3492" calcext:value-type="float">
            <text:p>12.349</text:p>
          </table:table-cell>
          <table:table-cell office:value-type="float" office:value="2.89737" calcext:value-type="float">
            <text:p>2.897</text:p>
          </table:table-cell>
          <table:table-cell office:value-type="float" office:value="216.765" calcext:value-type="float">
            <text:p>216.765</text:p>
          </table:table-cell>
          <table:table-cell office:value-type="float" office:value="27.1784" calcext:value-type="float">
            <text:p>27.178</text:p>
          </table:table-cell>
          <table:table-cell office:value-type="float" office:value="3.00992" calcext:value-type="float">
            <text:p>3.0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82_4</text:p>
          </table:table-cell>
          <table:table-cell office:value-type="float" office:value="3356.29" calcext:value-type="float">
            <text:p>3356.290</text:p>
          </table:table-cell>
          <table:table-cell office:value-type="float" office:value="110671" calcext:value-type="float">
            <text:p>110671.000</text:p>
          </table:table-cell>
          <table:table-cell office:value-type="float" office:value="13.2427" calcext:value-type="float">
            <text:p>13.243</text:p>
          </table:table-cell>
          <table:table-cell office:value-type="float" office:value="12.0736" calcext:value-type="float">
            <text:p>12.074</text:p>
          </table:table-cell>
          <table:table-cell office:value-type="float" office:value="6.84957" calcext:value-type="float">
            <text:p>6.850</text:p>
          </table:table-cell>
          <table:table-cell office:value-type="float" office:value="225.859" calcext:value-type="float">
            <text:p>225.859</text:p>
          </table:table-cell>
          <table:table-cell office:value-type="float" office:value="132.357" calcext:value-type="float">
            <text:p>132.357</text:p>
          </table:table-cell>
          <table:table-cell office:value-type="float" office:value="3.18203" calcext:value-type="float">
            <text:p>3.1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82_5</text:p>
          </table:table-cell>
          <table:table-cell office:value-type="float" office:value="2224.77" calcext:value-type="float">
            <text:p>2224.770</text:p>
          </table:table-cell>
          <table:table-cell office:value-type="float" office:value="1720.49" calcext:value-type="float">
            <text:p>1720.490</text:p>
          </table:table-cell>
          <table:table-cell office:value-type="float" office:value="65.0291" calcext:value-type="float">
            <text:p>65.029</text:p>
          </table:table-cell>
          <table:table-cell office:value-type="float" office:value="17.238" calcext:value-type="float">
            <text:p>17.238</text:p>
          </table:table-cell>
          <table:table-cell office:value-type="float" office:value="4.54035" calcext:value-type="float">
            <text:p>4.540</text:p>
          </table:table-cell>
          <table:table-cell office:value-type="float" office:value="3.5112" calcext:value-type="float">
            <text:p>3.511</text:p>
          </table:table-cell>
          <table:table-cell office:value-type="float" office:value="31.1962" calcext:value-type="float">
            <text:p>31.196</text:p>
          </table:table-cell>
          <table:table-cell office:value-type="float" office:value="3.39744" calcext:value-type="float">
            <text:p>3.3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91_1</text:p>
          </table:table-cell>
          <table:table-cell office:value-type="float" office:value="2409.67" calcext:value-type="float">
            <text:p>2409.670</text:p>
          </table:table-cell>
          <table:table-cell office:value-type="float" office:value="101804" calcext:value-type="float">
            <text:p>101804.000</text:p>
          </table:table-cell>
          <table:table-cell office:value-type="float" office:value="151.164" calcext:value-type="float">
            <text:p>151.164</text:p>
          </table:table-cell>
          <table:table-cell office:value-type="float" office:value="9.91048" calcext:value-type="float">
            <text:p>9.910</text:p>
          </table:table-cell>
          <table:table-cell office:value-type="float" office:value="4.47062" calcext:value-type="float">
            <text:p>4.471</text:p>
          </table:table-cell>
          <table:table-cell office:value-type="float" office:value="188.875" calcext:value-type="float">
            <text:p>188.875</text:p>
          </table:table-cell>
          <table:table-cell office:value-type="float" office:value="184.405" calcext:value-type="float">
            <text:p>184.405</text:p>
          </table:table-cell>
          <table:table-cell office:value-type="float" office:value="2.77027" calcext:value-type="float">
            <text:p>2.7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91_2</text:p>
          </table:table-cell>
          <table:table-cell office:value-type="float" office:value="712.051" calcext:value-type="float">
            <text:p>712.051</text:p>
          </table:table-cell>
          <table:table-cell office:value-type="float" office:value="111401" calcext:value-type="float">
            <text:p>111401.000</text:p>
          </table:table-cell>
          <table:table-cell office:value-type="float" office:value="260.615" calcext:value-type="float">
            <text:p>260.615</text:p>
          </table:table-cell>
          <table:table-cell office:value-type="float" office:value="3.31435" calcext:value-type="float">
            <text:p>3.314</text:p>
          </table:table-cell>
          <table:table-cell office:value-type="float" office:value="1.32106" calcext:value-type="float">
            <text:p>1.321</text:p>
          </table:table-cell>
          <table:table-cell office:value-type="float" office:value="206.681" calcext:value-type="float">
            <text:p>206.681</text:p>
          </table:table-cell>
          <table:table-cell office:value-type="float" office:value="381.224" calcext:value-type="float">
            <text:p>381.224</text:p>
          </table:table-cell>
          <table:table-cell office:value-type="float" office:value="3.71213" calcext:value-type="float">
            <text:p>3.7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91_3</text:p>
          </table:table-cell>
          <table:table-cell office:value-type="float" office:value="3031.82" calcext:value-type="float">
            <text:p>3031.820</text:p>
          </table:table-cell>
          <table:table-cell office:value-type="float" office:value="139996" calcext:value-type="float">
            <text:p>139996.000</text:p>
          </table:table-cell>
          <table:table-cell office:value-type="float" office:value="285.79" calcext:value-type="float">
            <text:p>285.790</text:p>
          </table:table-cell>
          <table:table-cell office:value-type="float" office:value="10.6554" calcext:value-type="float">
            <text:p>10.655</text:p>
          </table:table-cell>
          <table:table-cell office:value-type="float" office:value="5.62489" calcext:value-type="float">
            <text:p>5.625</text:p>
          </table:table-cell>
          <table:table-cell office:value-type="float" office:value="259.734" calcext:value-type="float">
            <text:p>259.734</text:p>
          </table:table-cell>
          <table:table-cell office:value-type="float" office:value="53.6807" calcext:value-type="float">
            <text:p>53.681</text:p>
          </table:table-cell>
          <table:table-cell office:value-type="float" office:value="4.02213" calcext:value-type="float">
            <text:p>4.0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91_4</text:p>
          </table:table-cell>
          <table:table-cell office:value-type="float" office:value="1831.09" calcext:value-type="float">
            <text:p>1831.090</text:p>
          </table:table-cell>
          <table:table-cell office:value-type="float" office:value="97426" calcext:value-type="float">
            <text:p>97426.000</text:p>
          </table:table-cell>
          <table:table-cell office:value-type="float" office:value="139.5" calcext:value-type="float">
            <text:p>139.500</text:p>
          </table:table-cell>
          <table:table-cell office:value-type="float" office:value="21.3004" calcext:value-type="float">
            <text:p>21.300</text:p>
          </table:table-cell>
          <table:table-cell office:value-type="float" office:value="3.39719" calcext:value-type="float">
            <text:p>3.397</text:p>
          </table:table-cell>
          <table:table-cell office:value-type="float" office:value="180.753" calcext:value-type="float">
            <text:p>180.753</text:p>
          </table:table-cell>
          <table:table-cell office:value-type="float" office:value="37.1374" calcext:value-type="float">
            <text:p>37.137</text:p>
          </table:table-cell>
          <table:table-cell office:value-type="float" office:value="3.66729" calcext:value-type="float">
            <text:p>3.6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91_5</text:p>
          </table:table-cell>
          <table:table-cell office:value-type="float" office:value="2437.91" calcext:value-type="float">
            <text:p>2437.910</text:p>
          </table:table-cell>
          <table:table-cell office:value-type="float" office:value="2111.01" calcext:value-type="float">
            <text:p>2111.010</text:p>
          </table:table-cell>
          <table:table-cell office:value-type="float" office:value="270.255" calcext:value-type="float">
            <text:p>270.255</text:p>
          </table:table-cell>
          <table:table-cell office:value-type="float" office:value="11.7461" calcext:value-type="float">
            <text:p>11.746</text:p>
          </table:table-cell>
          <table:table-cell office:value-type="float" office:value="4.52303" calcext:value-type="float">
            <text:p>4.523</text:p>
          </table:table-cell>
          <table:table-cell office:value-type="float" office:value="3.91653" calcext:value-type="float">
            <text:p>3.917</text:p>
          </table:table-cell>
          <table:table-cell office:value-type="float" office:value="18.7794" calcext:value-type="float">
            <text:p>18.779</text:p>
          </table:table-cell>
          <table:table-cell office:value-type="float" office:value="4.43514" calcext:value-type="float">
            <text:p>4.4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92_1</text:p>
          </table:table-cell>
          <table:table-cell office:value-type="float" office:value="580.582" calcext:value-type="float">
            <text:p>580.582</text:p>
          </table:table-cell>
          <table:table-cell office:value-type="float" office:value="103894" calcext:value-type="float">
            <text:p>103894.000</text:p>
          </table:table-cell>
          <table:table-cell office:value-type="float" office:value="421.379" calcext:value-type="float">
            <text:p>421.379</text:p>
          </table:table-cell>
          <table:table-cell office:value-type="float" office:value="20.4358" calcext:value-type="float">
            <text:p>20.436</text:p>
          </table:table-cell>
          <table:table-cell office:value-type="float" office:value="1.07715" calcext:value-type="float">
            <text:p>1.077</text:p>
          </table:table-cell>
          <table:table-cell office:value-type="float" office:value="192.753" calcext:value-type="float">
            <text:p>192.753</text:p>
          </table:table-cell>
          <table:table-cell office:value-type="float" office:value="32.2885" calcext:value-type="float">
            <text:p>32.289</text:p>
          </table:table-cell>
          <table:table-cell office:value-type="float" office:value="3.49114" calcext:value-type="float">
            <text:p>3.4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92_2</text:p>
          </table:table-cell>
          <table:table-cell office:value-type="float" office:value="2001.93" calcext:value-type="float">
            <text:p>2001.930</text:p>
          </table:table-cell>
          <table:table-cell office:value-type="float" office:value="115448" calcext:value-type="float">
            <text:p>115448.000</text:p>
          </table:table-cell>
          <table:table-cell office:value-type="float" office:value="213.364" calcext:value-type="float">
            <text:p>213.364</text:p>
          </table:table-cell>
          <table:table-cell office:value-type="float" office:value="5.42793" calcext:value-type="float">
            <text:p>5.428</text:p>
          </table:table-cell>
          <table:table-cell office:value-type="float" office:value="3.71416" calcext:value-type="float">
            <text:p>3.714</text:p>
          </table:table-cell>
          <table:table-cell office:value-type="float" office:value="214.19" calcext:value-type="float">
            <text:p>214.190</text:p>
          </table:table-cell>
          <table:table-cell office:value-type="float" office:value="35.6225" calcext:value-type="float">
            <text:p>35.623</text:p>
          </table:table-cell>
          <table:table-cell office:value-type="float" office:value="2.84507" calcext:value-type="float">
            <text:p>2.8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92_3</text:p>
          </table:table-cell>
          <table:table-cell office:value-type="float" office:value="3036.58" calcext:value-type="float">
            <text:p>3036.580</text:p>
          </table:table-cell>
          <table:table-cell office:value-type="float" office:value="1601.98" calcext:value-type="float">
            <text:p>1601.980</text:p>
          </table:table-cell>
          <table:table-cell office:value-type="float" office:value="3.61269" calcext:value-type="float">
            <text:p>3.613</text:p>
          </table:table-cell>
          <table:table-cell office:value-type="float" office:value="16.8491" calcext:value-type="float">
            <text:p>16.849</text:p>
          </table:table-cell>
          <table:table-cell office:value-type="float" office:value="5.63374" calcext:value-type="float">
            <text:p>5.634</text:p>
          </table:table-cell>
          <table:table-cell office:value-type="float" office:value="2.97213" calcext:value-type="float">
            <text:p>2.972</text:p>
          </table:table-cell>
          <table:table-cell office:value-type="float" office:value="39.9717" calcext:value-type="float">
            <text:p>39.972</text:p>
          </table:table-cell>
          <table:table-cell office:value-type="float" office:value="3.52921" calcext:value-type="float">
            <text:p>3.5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92_4</text:p>
          </table:table-cell>
          <table:table-cell office:value-type="float" office:value="3117.53" calcext:value-type="float">
            <text:p>3117.530</text:p>
          </table:table-cell>
          <table:table-cell office:value-type="float" office:value="2367.77" calcext:value-type="float">
            <text:p>2367.770</text:p>
          </table:table-cell>
          <table:table-cell office:value-type="float" office:value="260.445" calcext:value-type="float">
            <text:p>260.445</text:p>
          </table:table-cell>
          <table:table-cell office:value-type="float" office:value="7.7147" calcext:value-type="float">
            <text:p>7.715</text:p>
          </table:table-cell>
          <table:table-cell office:value-type="float" office:value="5.78391" calcext:value-type="float">
            <text:p>5.784</text:p>
          </table:table-cell>
          <table:table-cell office:value-type="float" office:value="4.39289" calcext:value-type="float">
            <text:p>4.393</text:p>
          </table:table-cell>
          <table:table-cell office:value-type="float" office:value="27.4688" calcext:value-type="float">
            <text:p>27.469</text:p>
          </table:table-cell>
          <table:table-cell office:value-type="float" office:value="3.66285" calcext:value-type="float">
            <text:p>3.6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92_5</text:p>
          </table:table-cell>
          <table:table-cell office:value-type="float" office:value="587.217" calcext:value-type="float">
            <text:p>587.217</text:p>
          </table:table-cell>
          <table:table-cell office:value-type="float" office:value="111141" calcext:value-type="float">
            <text:p>111141.000</text:p>
          </table:table-cell>
          <table:table-cell office:value-type="float" office:value="356.166" calcext:value-type="float">
            <text:p>356.166</text:p>
          </table:table-cell>
          <table:table-cell office:value-type="float" office:value="11.4013" calcext:value-type="float">
            <text:p>11.401</text:p>
          </table:table-cell>
          <table:table-cell office:value-type="float" office:value="1.08946" calcext:value-type="float">
            <text:p>1.089</text:p>
          </table:table-cell>
          <table:table-cell office:value-type="float" office:value="1.783E+024" calcext:value-type="float">
            <text:p>1783000000000000000000000.000</text:p>
          </table:table-cell>
          <table:table-cell office:value-type="float" office:value="38.1906" calcext:value-type="float">
            <text:p>38.191</text:p>
          </table:table-cell>
          <table:table-cell office:value-type="float" office:value="3.40175" calcext:value-type="float">
            <text:p>3.4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101_1</text:p>
          </table:table-cell>
          <table:table-cell office:value-type="float" office:value="2221.76" calcext:value-type="float">
            <text:p>2221.760</text:p>
          </table:table-cell>
          <table:table-cell office:value-type="float" office:value="104817" calcext:value-type="float">
            <text:p>104817.000</text:p>
          </table:table-cell>
          <table:table-cell office:value-type="float" office:value="302.783" calcext:value-type="float">
            <text:p>302.783</text:p>
          </table:table-cell>
          <table:table-cell office:value-type="float" office:value="9.45558" calcext:value-type="float">
            <text:p>9.456</text:p>
          </table:table-cell>
          <table:table-cell office:value-type="float" office:value="3.7785" calcext:value-type="float">
            <text:p>3.779</text:p>
          </table:table-cell>
          <table:table-cell office:value-type="float" office:value="178.26" calcext:value-type="float">
            <text:p>178.260</text:p>
          </table:table-cell>
          <table:table-cell office:value-type="float" office:value="37.0796" calcext:value-type="float">
            <text:p>37.080</text:p>
          </table:table-cell>
          <table:table-cell office:value-type="float" office:value="3.72295" calcext:value-type="float">
            <text:p>3.7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101_2</text:p>
          </table:table-cell>
          <table:table-cell office:value-type="float" office:value="3064.92" calcext:value-type="float">
            <text:p>3064.920</text:p>
          </table:table-cell>
          <table:table-cell office:value-type="float" office:value="106130" calcext:value-type="float">
            <text:p>106130.000</text:p>
          </table:table-cell>
          <table:table-cell office:value-type="float" office:value="3.1049" calcext:value-type="float">
            <text:p>3.105</text:p>
          </table:table-cell>
          <table:table-cell office:value-type="float" office:value="2.55567" calcext:value-type="float">
            <text:p>2.556</text:p>
          </table:table-cell>
          <table:table-cell office:value-type="float" office:value="5.21246" calcext:value-type="float">
            <text:p>5.212</text:p>
          </table:table-cell>
          <table:table-cell office:value-type="float" office:value="180.493" calcext:value-type="float">
            <text:p>180.493</text:p>
          </table:table-cell>
          <table:table-cell office:value-type="float" office:value="34.8807" calcext:value-type="float">
            <text:p>34.881</text:p>
          </table:table-cell>
          <table:table-cell office:value-type="float" office:value="4.81134" calcext:value-type="float">
            <text:p>4.8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101_3</text:p>
          </table:table-cell>
          <table:table-cell office:value-type="float" office:value="3565.47" calcext:value-type="float">
            <text:p>3565.470</text:p>
          </table:table-cell>
          <table:table-cell office:value-type="float" office:value="1974.17" calcext:value-type="float">
            <text:p>1974.170</text:p>
          </table:table-cell>
          <table:table-cell office:value-type="float" office:value="7.97772" calcext:value-type="float">
            <text:p>7.978</text:p>
          </table:table-cell>
          <table:table-cell office:value-type="float" office:value="18.9439" calcext:value-type="float">
            <text:p>18.944</text:p>
          </table:table-cell>
          <table:table-cell office:value-type="float" office:value="6.06373" calcext:value-type="float">
            <text:p>6.064</text:p>
          </table:table-cell>
          <table:table-cell office:value-type="float" office:value="3.35743" calcext:value-type="float">
            <text:p>3.357</text:p>
          </table:table-cell>
          <table:table-cell office:value-type="float" office:value="40.5601" calcext:value-type="float">
            <text:p>40.560</text:p>
          </table:table-cell>
          <table:table-cell office:value-type="float" office:value="4.77839" calcext:value-type="float">
            <text:p>4.7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101_4</text:p>
          </table:table-cell>
          <table:table-cell office:value-type="float" office:value="3234.65" calcext:value-type="float">
            <text:p>3234.650</text:p>
          </table:table-cell>
          <table:table-cell office:value-type="float" office:value="100802" calcext:value-type="float">
            <text:p>100802.000</text:p>
          </table:table-cell>
          <table:table-cell office:value-type="float" office:value="5.30197" calcext:value-type="float">
            <text:p>5.302</text:p>
          </table:table-cell>
          <table:table-cell office:value-type="float" office:value="1.76989" calcext:value-type="float">
            <text:p>1.770</text:p>
          </table:table-cell>
          <table:table-cell office:value-type="float" office:value="5.50111" calcext:value-type="float">
            <text:p>5.501</text:p>
          </table:table-cell>
          <table:table-cell office:value-type="float" office:value="171.432" calcext:value-type="float">
            <text:p>171.432</text:p>
          </table:table-cell>
          <table:table-cell office:value-type="float" office:value="27.425" calcext:value-type="float">
            <text:p>27.425</text:p>
          </table:table-cell>
          <table:table-cell office:value-type="float" office:value="4.33415" calcext:value-type="float">
            <text:p>4.3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101_5</text:p>
          </table:table-cell>
          <table:table-cell office:value-type="float" office:value="2893.66" calcext:value-type="float">
            <text:p>2893.660</text:p>
          </table:table-cell>
          <table:table-cell office:value-type="float" office:value="118466" calcext:value-type="float">
            <text:p>118466.000</text:p>
          </table:table-cell>
          <table:table-cell office:value-type="float" office:value="700.973" calcext:value-type="float">
            <text:p>700.973</text:p>
          </table:table-cell>
          <table:table-cell office:value-type="float" office:value="49.6037" calcext:value-type="float">
            <text:p>49.604</text:p>
          </table:table-cell>
          <table:table-cell office:value-type="float" office:value="4.92119" calcext:value-type="float">
            <text:p>4.921</text:p>
          </table:table-cell>
          <table:table-cell office:value-type="float" office:value="201.472" calcext:value-type="float">
            <text:p>201.472</text:p>
          </table:table-cell>
          <table:table-cell office:value-type="float" office:value="42.8436" calcext:value-type="float">
            <text:p>42.844</text:p>
          </table:table-cell>
          <table:table-cell office:value-type="float" office:value="3.71009" calcext:value-type="float">
            <text:p>3.7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102_1</text:p>
          </table:table-cell>
          <table:table-cell office:value-type="float" office:value="2697.46" calcext:value-type="float">
            <text:p>2697.460</text:p>
          </table:table-cell>
          <table:table-cell office:value-type="float" office:value="1626.93" calcext:value-type="float">
            <text:p>1626.930</text:p>
          </table:table-cell>
          <table:table-cell office:value-type="float" office:value="143.652" calcext:value-type="float">
            <text:p>143.652</text:p>
          </table:table-cell>
          <table:table-cell office:value-type="float" office:value="21.029" calcext:value-type="float">
            <text:p>21.029</text:p>
          </table:table-cell>
          <table:table-cell office:value-type="float" office:value="4.58751" calcext:value-type="float">
            <text:p>4.588</text:p>
          </table:table-cell>
          <table:table-cell office:value-type="float" office:value="2.76689" calcext:value-type="float">
            <text:p>2.767</text:p>
          </table:table-cell>
          <table:table-cell office:value-type="float" office:value="36.8539" calcext:value-type="float">
            <text:p>36.854</text:p>
          </table:table-cell>
          <table:table-cell office:value-type="float" office:value="4.35466" calcext:value-type="float">
            <text:p>4.3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102_2</text:p>
          </table:table-cell>
          <table:table-cell office:value-type="float" office:value="1630.26" calcext:value-type="float">
            <text:p>1630.260</text:p>
          </table:table-cell>
          <table:table-cell office:value-type="float" office:value="102171" calcext:value-type="float">
            <text:p>102171.000</text:p>
          </table:table-cell>
          <table:table-cell office:value-type="float" office:value="283.581" calcext:value-type="float">
            <text:p>283.581</text:p>
          </table:table-cell>
          <table:table-cell office:value-type="float" office:value="26.3041" calcext:value-type="float">
            <text:p>26.304</text:p>
          </table:table-cell>
          <table:table-cell office:value-type="float" office:value="2.77256" calcext:value-type="float">
            <text:p>2.773</text:p>
          </table:table-cell>
          <table:table-cell office:value-type="float" office:value="173.76" calcext:value-type="float">
            <text:p>173.760</text:p>
          </table:table-cell>
          <table:table-cell office:value-type="float" office:value="43.1868" calcext:value-type="float">
            <text:p>43.187</text:p>
          </table:table-cell>
          <table:table-cell office:value-type="float" office:value="3.72641" calcext:value-type="float">
            <text:p>3.7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102_3</text:p>
          </table:table-cell>
          <table:table-cell office:value-type="float" office:value="3072.44" calcext:value-type="float">
            <text:p>3072.440</text:p>
          </table:table-cell>
          <table:table-cell office:value-type="float" office:value="111493" calcext:value-type="float">
            <text:p>111493.000</text:p>
          </table:table-cell>
          <table:table-cell office:value-type="float" office:value="345.651" calcext:value-type="float">
            <text:p>345.651</text:p>
          </table:table-cell>
          <table:table-cell office:value-type="float" office:value="30.4721" calcext:value-type="float">
            <text:p>30.472</text:p>
          </table:table-cell>
          <table:table-cell office:value-type="float" office:value="5.22524" calcext:value-type="float">
            <text:p>5.225</text:p>
          </table:table-cell>
          <table:table-cell office:value-type="float" office:value="189.613" calcext:value-type="float">
            <text:p>189.613</text:p>
          </table:table-cell>
          <table:table-cell office:value-type="float" office:value="42.2006" calcext:value-type="float">
            <text:p>42.201</text:p>
          </table:table-cell>
          <table:table-cell office:value-type="float" office:value="3.54845" calcext:value-type="float">
            <text:p>3.5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102_4</text:p>
          </table:table-cell>
          <table:table-cell office:value-type="float" office:value="2786.09" calcext:value-type="float">
            <text:p>2786.090</text:p>
          </table:table-cell>
          <table:table-cell office:value-type="float" office:value="2047.86" calcext:value-type="float">
            <text:p>2047.860</text:p>
          </table:table-cell>
          <table:table-cell office:value-type="float" office:value="119.034" calcext:value-type="float">
            <text:p>119.034</text:p>
          </table:table-cell>
          <table:table-cell office:value-type="float" office:value="23.2053" calcext:value-type="float">
            <text:p>23.205</text:p>
          </table:table-cell>
          <table:table-cell office:value-type="float" office:value="4.73825" calcext:value-type="float">
            <text:p>4.738</text:p>
          </table:table-cell>
          <table:table-cell office:value-type="float" office:value="3.48275" calcext:value-type="float">
            <text:p>3.483</text:p>
          </table:table-cell>
          <table:table-cell office:value-type="float" office:value="80.4364" calcext:value-type="float">
            <text:p>80.436</text:p>
          </table:table-cell>
          <table:table-cell office:value-type="float" office:value="4.31289" calcext:value-type="float">
            <text:p>4.3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topS_102_5</text:p>
          </table:table-cell>
          <table:table-cell office:value-type="float" office:value="572.319" calcext:value-type="float">
            <text:p>572.319</text:p>
          </table:table-cell>
          <table:table-cell office:value-type="float" office:value="118302" calcext:value-type="float">
            <text:p>118302.000</text:p>
          </table:table-cell>
          <table:table-cell office:value-type="float" office:value="597.593" calcext:value-type="float">
            <text:p>597.593</text:p>
          </table:table-cell>
          <table:table-cell office:value-type="float" office:value="13.1572" calcext:value-type="float">
            <text:p>13.157</text:p>
          </table:table-cell>
          <table:table-cell office:value-type="float" office:value="0.973331" calcext:value-type="float">
            <text:p>0.973</text:p>
          </table:table-cell>
          <table:table-cell office:value-type="float" office:value="201.194" calcext:value-type="float">
            <text:p>201.194</text:p>
          </table:table-cell>
          <table:table-cell office:value-type="float" office:value="31.8143" calcext:value-type="float">
            <text:p>31.814</text:p>
          </table:table-cell>
          <table:table-cell office:value-type="float" office:value="3.31925" calcext:value-type="float">
            <text:p>3.319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6:41:20.6339304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1:28:33.753836236</meta:creation-date>
    <dc:date>2020-03-13T17:27:36.091256622</dc:date>
    <meta:editing-duration>PT11M57S</meta:editing-duration>
    <meta:editing-cycles>3</meta:editing-cycles>
    <meta:generator>LibreOffice/6.0.6.2$Linux_X86_64 LibreOffice_project/00m0$Build-2</meta:generator>
    <meta:document-statistic meta:table-count="1" meta:cell-count="904" meta:object-count="0"/>
  </office:meta>
</office:document-meta>
</file>